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0.46pt"/>
    </style:style>
    <style:style style:name="co6" style:family="table-column">
      <style:table-column-properties fo:break-before="auto" style:column-width="64.6pt"/>
    </style:style>
    <style:style style:name="co7" style:family="table-column">
      <style:table-column-properties fo:break-before="auto" style:column-width="659.11pt"/>
    </style:style>
    <style:style style:name="co8" style:family="table-column">
      <style:table-column-properties fo:break-before="auto" style:column-width="70.16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Probability">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Probability.E2"/>
        <table:content-validation table:name="val2" table:condition="of: and cell-content-is-between(OR(NOT(ISERROR(DATEVALUE([.F2]))); AND(ISNUMBER([.F2]); LEFT(CELL(&quot;format&quot;; [.F2]))=&quot;D&quot;)),0)" table:allow-empty-cell="true" table:base-cell-address="Probability.F2"/>
      </table:content-validations>
      <table:table table:name="Probability"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5"/>
        </table:table-row>
        <table:table-row table:style-name="ro1">
          <table:table-cell table:style-name="ce2" office:value-type="string" calcext:value-type="string">
            <text:p>Stein's method for diffusion approximations of many-server queues</text:p>
          </table:table-cell>
          <table:table-cell table:style-name="ce3" office:value-type="string" calcext:value-type="string">
            <text:p>Anton Braverman</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2-02" calcext:value-type="date">
            <text:p>02/02/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5"/>
        </table:table-row>
        <table:table-row table:style-name="ro1">
          <table:table-cell table:style-name="ce2" office:value-type="string" calcext:value-type="string">
            <text:p>Phenomena of critical regimes in invariance principles for operator-scaling Gaussian random fields</text:p>
          </table:table-cell>
          <table:table-cell table:style-name="ce3"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3" office:value-type="string" calcext:value-type="string">
            <text:p>University of Cincinnati</text:p>
          </table:table-cell>
          <table:table-cell table:style-name="ce3" table:content-validation-name="val1" office:value-type="string" calcext:value-type="string">
            <text:p>Probability</text:p>
          </table:table-cell>
          <table:table-cell table:style-name="ce6" table:content-validation-name="val2" office:value-type="date" office:date-value="2015-02-09" calcext:value-type="date">
            <text:p>09/02/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5"/>
        </table:table-row>
        <table:table-row table:style-name="ro1">
          <table:table-cell table:style-name="ce2" office:value-type="string" calcext:value-type="string">
            <text:p>Hypocoercive diffusions</text:p>
          </table:table-cell>
          <table:table-cell table:style-name="ce3"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3-02" calcext:value-type="date">
            <text:p>02/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5"/>
        </table:table-row>
        <table:table-row table:style-name="ro1">
          <table:table-cell table:style-name="ce2" office:value-type="string" calcext:value-type="string">
            <text:p>Hitting questions and multiple points for stochastic PDE (SPDE) in the critical case</text:p>
          </table:table-cell>
          <table:table-cell table:style-name="ce3"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15-03-09" calcext:value-type="date">
            <text:p>09/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5"/>
        </table:table-row>
        <table:table-row table:style-name="ro1">
          <table:table-cell table:style-name="ce2" office:value-type="string" calcext:value-type="string">
            <text:p>Random walks and isoperimetric profiles of groups</text:p>
          </table:table-cell>
          <table:table-cell table:style-name="ce3" office:value-type="string" calcext:value-type="string">
            <text:p>Tianyi Zheng</text:p>
          </table:table-cell>
          <table:table-cell table:style-name="ce3"/>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3-16" calcext:value-type="date">
            <text:p>16/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5"/>
        </table:table-row>
        <table:table-row table:style-name="ro1">
          <table:table-cell table:style-name="ce2" office:value-type="string" calcext:value-type="string">
            <text:p>Characterization of cutoff for reversible Markov chains</text:p>
          </table:table-cell>
          <table:table-cell table:style-name="ce3"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5-03-23" calcext:value-type="date">
            <text:p>23/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5"/>
        </table:table-row>
        <table:table-row table:style-name="ro1">
          <table:table-cell table:style-name="ce2" office:value-type="string" calcext:value-type="string">
            <text:p>Rotor router walks on Galton-Watson trees</text:p>
          </table:table-cell>
          <table:table-cell table:style-name="ce3"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4-06" calcext:value-type="date">
            <text:p>06/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5"/>
        </table:table-row>
        <table:table-row table:style-name="ro1">
          <table:table-cell table:style-name="ce2" office:value-type="string" calcext:value-type="string">
            <text:p>The causes of metastability and their effects on transition times</text:p>
          </table:table-cell>
          <table:table-cell table:style-name="ce3"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3" office:value-type="string" calcext:value-type="string">
            <text:p>University of North Carolina at Chapel Hill</text:p>
          </table:table-cell>
          <table:table-cell table:style-name="ce3" table:content-validation-name="val1" office:value-type="string" calcext:value-type="string">
            <text:p>Probability</text:p>
          </table:table-cell>
          <table:table-cell table:style-name="ce6" table:content-validation-name="val2" office:value-type="date" office:date-value="2015-04-13" calcext:value-type="date">
            <text:p>13/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5"/>
        </table:table-row>
        <table:table-row table:style-name="ro1">
          <table:table-cell table:style-name="ce2" office:value-type="string" calcext:value-type="string">
            <text:p>Statistical matching theory</text:p>
          </table:table-cell>
          <table:table-cell table:style-name="ce3"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5-04-20" calcext:value-type="date">
            <text:p>20/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5"/>
        </table:table-row>
        <table:table-row table:style-name="ro1">
          <table:table-cell table:style-name="ce2" office:value-type="string" calcext:value-type="string">
            <text:p>Poisson boundaries of random walks on Baumslag-Solitar groups</text:p>
          </table:table-cell>
          <table:table-cell table:style-name="ce3"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4-27" calcext:value-type="date">
            <text:p>27/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5"/>
        </table:table-row>
        <table:table-row table:style-name="ro1">
          <table:table-cell table:style-name="ce2" office:value-type="string" calcext:value-type="string">
            <text:p>Nucleation scaling in jigsaw percolation</text:p>
          </table:table-cell>
          <table:table-cell table:style-name="ce3"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3" office:value-type="string" calcext:value-type="string">
            <text:p>The 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5-04" calcext:value-type="date">
            <text:p>04/05/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5"/>
        </table:table-row>
        <table:table-row table:style-name="ro1">
          <table:table-cell table:style-name="ce2" office:value-type="string" calcext:value-type="string">
            <text:p>Fluctuation results for Hastings-Levitov planar growth</text:p>
          </table:table-cell>
          <table:table-cell table:style-name="ce3"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3" office:value-type="string" calcext:value-type="string">
            <text:p>University of Cambridge</text:p>
          </table:table-cell>
          <table:table-cell table:style-name="ce3" table:content-validation-name="val1" office:value-type="string" calcext:value-type="string">
            <text:p>Probability</text:p>
          </table:table-cell>
          <table:table-cell table:style-name="ce6" table:content-validation-name="val2" office:value-type="date" office:date-value="2015-09-14" calcext:value-type="date">
            <text:p>14/09/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5"/>
        </table:table-row>
        <table:table-row table:style-name="ro1">
          <table:table-cell table:style-name="ce2" office:value-type="string" calcext:value-type="string">
            <text:p>Fourientations and the Tutte polynomial</text:p>
          </table:table-cell>
          <table:table-cell table:style-name="ce3"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5-09-21" calcext:value-type="date">
            <text:p>21/09/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5"/>
        </table:table-row>
        <table:table-row table:style-name="ro1">
          <table:table-cell table:style-name="ce2" office:value-type="string" calcext:value-type="string">
            <text:p>The Parisi variational problem: a new approach</text:p>
          </table:table-cell>
          <table:table-cell table:style-name="ce3"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3" office:value-type="string" calcext:value-type="string">
            <text:p>Courant Institute of Mathematical Sciences</text:p>
          </table:table-cell>
          <table:table-cell table:style-name="ce3" table:content-validation-name="val1" office:value-type="string" calcext:value-type="string">
            <text:p>Probability</text:p>
          </table:table-cell>
          <table:table-cell table:style-name="ce6" table:content-validation-name="val2" office:value-type="date" office:date-value="2015-09-28" calcext:value-type="date">
            <text:p>28/09/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5"/>
        </table:table-row>
        <table:table-row table:style-name="ro1">
          <table:table-cell table:style-name="ce2" office:value-type="string" calcext:value-type="string">
            <text:p>The dimer model on the hexagonal lattice</text:p>
          </table:table-cell>
          <table:table-cell table:style-name="ce3"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15-10-05" calcext:value-type="date">
            <text:p>05/10/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5"/>
        </table:table-row>
        <table:table-row table:style-name="ro1">
          <table:table-cell table:style-name="ce2" office:value-type="string" calcext:value-type="string">
            <text:p>Non-uniqueness in SPDEs</text:p>
          </table:table-cell>
          <table:table-cell table:style-name="ce3"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10-19" calcext:value-type="date">
            <text:p>19/10/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5"/>
        </table:table-row>
        <table:table-row table:style-name="ro1">
          <table:table-cell table:style-name="ce2" office:value-type="string" calcext:value-type="string">
            <text:p>Longest increasing path within the critical strip</text:p>
          </table:table-cell>
          <table:table-cell table:style-name="ce3"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15-10-26" calcext:value-type="date">
            <text:p>26/10/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5"/>
        </table:table-row>
        <table:table-row table:style-name="ro1">
          <table:table-cell table:style-name="ce2" office:value-type="string" calcext:value-type="string">
            <text:p>Finitely dependent graph homomorphisms</text:p>
          </table:table-cell>
          <table:table-cell table:style-name="ce3"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5-11-02" calcext:value-type="date">
            <text:p>02/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5"/>
        </table:table-row>
        <table:table-row table:style-name="ro1">
          <table:table-cell table:style-name="ce2" office:value-type="string" calcext:value-type="string">
            <text:p>Phase transition for the threshold contact process, an "annealed approximation" of heterogeneous random Boolean networks</text:p>
          </table:table-cell>
          <table:table-cell table:style-name="ce3"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3" office:value-type="string" calcext:value-type="string">
            <text:p>The City University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5-11-09" calcext:value-type="date">
            <text:p>09/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5"/>
        </table:table-row>
        <table:table-row table:style-name="ro1">
          <table:table-cell table:style-name="ce2" office:value-type="string" calcext:value-type="string">
            <text:p>Braess’s paradox for the spectral gap in random graphs and delocalization of eigenvectors</text:p>
          </table:table-cell>
          <table:table-cell table:style-name="ce3"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5-11-16" calcext:value-type="date">
            <text:p>16/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5"/>
        </table:table-row>
        <table:table-row table:style-name="ro1">
          <table:table-cell table:style-name="ce2" office:value-type="string" calcext:value-type="string">
            <text:p>Current large deviations in the boundary-driven symmetric simple exclusion process on the Sierpinski gasket</text:p>
          </table:table-cell>
          <table:table-cell table:style-name="ce3"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3" office:value-type="string" calcext:value-type="string">
            <text:p>University of Connecticut</text:p>
          </table:table-cell>
          <table:table-cell table:style-name="ce3" table:content-validation-name="val1" office:value-type="string" calcext:value-type="string">
            <text:p>Probability</text:p>
          </table:table-cell>
          <table:table-cell table:style-name="ce6" table:content-validation-name="val2" office:value-type="date" office:date-value="2015-11-23" calcext:value-type="date">
            <text:p>23/11/2015</text:p>
          </table:table-cell>
          <table:table-cell table:style-name="ce8" office:value-type="time" office:time-value="PT14H30M00S" calcext:value-type="time">
            <text:p>14:30</text:p>
          </table:table-cell>
          <table:table-cell table:style-name="ce3" office:value-type="string" calcext:value-type="string">
            <text:p>Malott 406</text:p>
          </table:table-cell>
          <table:table-cell table:style-name="ce2"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5"/>
        </table:table-row>
        <table:table-row table:style-name="ro1">
          <table:table-cell table:style-name="ce2" office:value-type="string" calcext:value-type="string">
            <text:p>Inequalities for critical exponents in $d$-dimensional sandpiles</text:p>
          </table:table-cell>
          <table:table-cell table:style-name="ce3"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5-11-23" calcext:value-type="date">
            <text:p>23/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5"/>
        </table:table-row>
        <table:table-row table:style-name="ro1">
          <table:table-cell table:style-name="ce2" office:value-type="string" calcext:value-type="string">
            <text:p>Analyticity of drift and entropy of random walks on regular languages</text:p>
          </table:table-cell>
          <table:table-cell table:style-name="ce3"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3" office:value-type="string" calcext:value-type="string">
            <text:p>Technische Universität Graz</text:p>
          </table:table-cell>
          <table:table-cell table:style-name="ce3" table:content-validation-name="val1" office:value-type="string" calcext:value-type="string">
            <text:p>Probability</text:p>
          </table:table-cell>
          <table:table-cell table:style-name="ce6" table:content-validation-name="val2" office:value-type="date" office:date-value="2015-11-24" calcext:value-type="date">
            <text:p>24/11/2015</text:p>
          </table:table-cell>
          <table:table-cell table:style-name="ce8" office:value-type="time" office:time-value="PT13H30M00S" calcext:value-type="time">
            <text:p>13:30</text:p>
          </table:table-cell>
          <table:table-cell table:style-name="ce3" office:value-type="string" calcext:value-type="string">
            <text:p>Malott 205</text:p>
          </table:table-cell>
          <table:table-cell table:style-name="ce2"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5"/>
        </table:table-row>
        <table:table-row table:style-name="ro1">
          <table:table-cell table:style-name="ce2" office:value-type="string" calcext:value-type="string">
            <text:p>Combinatorics of the two-species ASEP and generalizations</text:p>
          </table:table-cell>
          <table:table-cell table:style-name="ce3"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5-11-30" calcext:value-type="date">
            <text:p>30/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5"/>
        </table:table-row>
        <table:table-row table:style-name="ro1">
          <table:table-cell table:style-name="ce2" office:value-type="string" calcext:value-type="string">
            <text:p>Limit theorems for monotone subsequences in Mallows permutations</text:p>
          </table:table-cell>
          <table:table-cell table:style-name="ce3"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3" office:value-type="string" calcext:value-type="string">
            <text:p>University of Delaware</text:p>
          </table:table-cell>
          <table:table-cell table:style-name="ce3" table:content-validation-name="val1" office:value-type="string" calcext:value-type="string">
            <text:p>Probability</text:p>
          </table:table-cell>
          <table:table-cell table:style-name="ce6" table:content-validation-name="val2" office:value-type="date" office:date-value="2016-02-01" calcext:value-type="date">
            <text:p>01/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5"/>
        </table:table-row>
        <table:table-row table:style-name="ro1">
          <table:table-cell table:style-name="ce2" office:value-type="string" calcext:value-type="string">
            <text:p>Mixing on unipotent groups</text:p>
          </table:table-cell>
          <table:table-cell table:style-name="ce3"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3" office:value-type="string" calcext:value-type="string">
            <text:p>Institute for Advanced Study</text:p>
          </table:table-cell>
          <table:table-cell table:style-name="ce3" table:content-validation-name="val1" office:value-type="string" calcext:value-type="string">
            <text:p>Probability</text:p>
          </table:table-cell>
          <table:table-cell table:style-name="ce6" table:content-validation-name="val2" office:value-type="date" office:date-value="2016-02-08" calcext:value-type="date">
            <text:p>08/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5"/>
        </table:table-row>
        <table:table-row table:style-name="ro1">
          <table:table-cell table:style-name="ce2" office:value-type="string" calcext:value-type="string">
            <text:p>Synchronization of finite-state pulse-coupled oscillators on various graphs</text:p>
          </table:table-cell>
          <table:table-cell table:style-name="ce3"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3" office:value-type="string" calcext:value-type="string">
            <text:p>The 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2-22" calcext:value-type="date">
            <text:p>22/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5"/>
        </table:table-row>
        <table:table-row table:style-name="ro1">
          <table:table-cell table:style-name="ce2" office:value-type="string" calcext:value-type="string">
            <text:p>Spectral thresholds in the bipartite stochastic block model</text:p>
          </table:table-cell>
          <table:table-cell table:style-name="ce3"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3" office:value-type="string" calcext:value-type="string">
            <text:p>Courant Institute at 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2-29" calcext:value-type="date">
            <text:p>29/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5"/>
        </table:table-row>
        <table:table-row table:style-name="ro1">
          <table:table-cell table:style-name="ce2" office:value-type="string" calcext:value-type="string">
            <text:p>Boundary Harnack principle and Martin boundary at infinity for Feller processes</text:p>
          </table:table-cell>
          <table:table-cell table:style-name="ce3"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16-03-07" calcext:value-type="date">
            <text:p>07/03/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5"/>
        </table:table-row>
        <table:table-row table:style-name="ro1">
          <table:table-cell table:style-name="ce2" office:value-type="string" calcext:value-type="string">
            <text:p>Random walk with site-based feedback</text:p>
          </table:table-cell>
          <table:table-cell table:style-name="ce3"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3" office:value-type="string" calcext:value-type="string">
            <text:p>Indiana University, Bloomington</text:p>
          </table:table-cell>
          <table:table-cell table:style-name="ce3" table:content-validation-name="val1" office:value-type="string" calcext:value-type="string">
            <text:p>Probability</text:p>
          </table:table-cell>
          <table:table-cell table:style-name="ce6" table:content-validation-name="val2" office:value-type="date" office:date-value="2016-03-14" calcext:value-type="date">
            <text:p>14/03/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5"/>
        </table:table-row>
        <table:table-row table:style-name="ro1">
          <table:table-cell table:style-name="ce2" office:value-type="string" calcext:value-type="string">
            <text:p>Parabolic Harnack inequalities on Dirichlet spaces</text:p>
          </table:table-cell>
          <table:table-cell table:style-name="ce3"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16-03-21" calcext:value-type="date">
            <text:p>21/03/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5"/>
        </table:table-row>
        <table:table-row table:style-name="ro1">
          <table:table-cell table:style-name="ce2" office:value-type="string" calcext:value-type="string">
            <text:p>Expansion of random graphs</text:p>
          </table:table-cell>
          <table:table-cell table:style-name="ce3"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3" office:value-type="string" calcext:value-type="string">
            <text:p>Institute for Advanced Study</text:p>
          </table:table-cell>
          <table:table-cell table:style-name="ce3" table:content-validation-name="val1" office:value-type="string" calcext:value-type="string">
            <text:p>Probability</text:p>
          </table:table-cell>
          <table:table-cell table:style-name="ce6" table:content-validation-name="val2" office:value-type="date" office:date-value="2016-04-04" calcext:value-type="date">
            <text:p>04/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5"/>
        </table:table-row>
        <table:table-row table:style-name="ro1">
          <table:table-cell table:style-name="ce2" office:value-type="string" calcext:value-type="string">
            <text:p>Hybrid percolation, spatial epidemics, and their measure-valued scaling limits</text:p>
          </table:table-cell>
          <table:table-cell table:style-name="ce3"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16-04-11" calcext:value-type="date">
            <text:p>11/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5"/>
        </table:table-row>
        <table:table-row table:style-name="ro1">
          <table:table-cell table:style-name="ce2" office:value-type="string" calcext:value-type="string">
            <text:p>Kolmogorov extension, martingale convergence, and compositionality of processes</text:p>
          </table:table-cell>
          <table:table-cell table:style-name="ce3"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4-18" calcext:value-type="date">
            <text:p>18/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5"/>
        </table:table-row>
        <table:table-row table:style-name="ro1">
          <table:table-cell table:style-name="ce2" office:value-type="string" calcext:value-type="string">
            <text:p>Stein's method and distributional fixed point biasing with application to preferential attachment random graphs</text:p>
          </table:table-cell>
          <table:table-cell table:style-name="ce3"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3" office:value-type="string" calcext:value-type="string">
            <text:p>Bos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4-25" calcext:value-type="date">
            <text:p>25/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5"/>
        </table:table-row>
        <table:table-row table:style-name="ro1">
          <table:table-cell table:style-name="ce2" office:value-type="string" calcext:value-type="string">
            <text:p>Stable-like processes with indices greater than two</text:p>
          </table:table-cell>
          <table:table-cell table:style-name="ce3"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3" office:value-type="string" calcext:value-type="string">
            <text:p>University of British Columbia</text:p>
          </table:table-cell>
          <table:table-cell table:style-name="ce3" table:content-validation-name="val1" office:value-type="string" calcext:value-type="string">
            <text:p>Probability</text:p>
          </table:table-cell>
          <table:table-cell table:style-name="ce6" table:content-validation-name="val2" office:value-type="date" office:date-value="2016-05-02" calcext:value-type="date">
            <text:p>02/05/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5"/>
        </table:table-row>
        <table:table-row table:style-name="ro1">
          <table:table-cell table:style-name="ce2" office:value-type="string" calcext:value-type="string">
            <text:p>Eigenvalue attraction and disordered Hamiltonian density of states</text:p>
          </table:table-cell>
          <table:table-cell table:style-name="ce3"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05-09" calcext:value-type="date">
            <text:p>09/05/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5"/>
        </table:table-row>
        <table:table-row table:style-name="ro1">
          <table:table-cell table:style-name="ce2" office:value-type="string" calcext:value-type="string">
            <text:p>Random matrices, the Hadamard product and the free convolutions</text:p>
          </table:table-cell>
          <table:table-cell table:style-name="ce3"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3" office:value-type="string" calcext:value-type="string">
            <text:p>Indian Statistical Institute, Delhi Centre</text:p>
          </table:table-cell>
          <table:table-cell table:style-name="ce3" table:content-validation-name="val1" office:value-type="string" calcext:value-type="string">
            <text:p>Probability</text:p>
          </table:table-cell>
          <table:table-cell table:style-name="ce6" table:content-validation-name="val2" office:value-type="date" office:date-value="2016-09-06" calcext:value-type="date">
            <text:p>06/09/2016</text:p>
          </table:table-cell>
          <table:table-cell table:style-name="ce8" office:value-type="time" office:time-value="PT16H20M00S" calcext:value-type="time">
            <text:p>16:20</text:p>
          </table:table-cell>
          <table:table-cell table:style-name="ce3" office:value-type="string" calcext:value-type="string">
            <text:p>Malott 207</text:p>
          </table:table-cell>
          <table:table-cell table:style-name="ce2"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5"/>
        </table:table-row>
        <table:table-row table:style-name="ro1">
          <table:table-cell table:style-name="ce2" office:value-type="string" calcext:value-type="string">
            <text:p>Random walks: Volume growth and beyond</text:p>
          </table:table-cell>
          <table:table-cell table:style-name="ce3"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9-12" calcext:value-type="date">
            <text:p>12/09/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5"/>
        </table:table-row>
        <table:table-row table:style-name="ro1">
          <table:table-cell table:style-name="ce2" office:value-type="string" calcext:value-type="string">
            <text:p>Non-fixation for activated random walks with small particle density</text:p>
          </table:table-cell>
          <table:table-cell table:style-name="ce3"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9-19" calcext:value-type="date">
            <text:p>19/09/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5"/>
        </table:table-row>
        <table:table-row table:style-name="ro1">
          <table:table-cell table:style-name="ce2" office:value-type="string" calcext:value-type="string">
            <text:p>Time-changed extremal process as a random sup measure</text:p>
          </table:table-cell>
          <table:table-cell table:style-name="ce3"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9-26" calcext:value-type="date">
            <text:p>26/09/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5"/>
        </table:table-row>
        <table:table-row table:style-name="ro1">
          <table:table-cell table:style-name="ce2" office:value-type="string" calcext:value-type="string">
            <text:p>Random zero sets under repeated differentiation of an analytic function</text:p>
          </table:table-cell>
          <table:table-cell table:style-name="ce3"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10-03" calcext:value-type="date">
            <text:p>03/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5"/>
        </table:table-row>
        <table:table-row table:style-name="ro1">
          <table:table-cell table:style-name="ce2" office:value-type="string" calcext:value-type="string">
            <text:p>Exact recovery of chaotic systems from highly corrupted data</text:p>
          </table:table-cell>
          <table:table-cell table:style-name="ce3"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3" office:value-type="string" calcext:value-type="string">
            <text:p>University of Texas at Austin</text:p>
          </table:table-cell>
          <table:table-cell table:style-name="ce3" table:content-validation-name="val1" office:value-type="string" calcext:value-type="string">
            <text:p>Probability</text:p>
          </table:table-cell>
          <table:table-cell table:style-name="ce6" table:content-validation-name="val2" office:value-type="date" office:date-value="2016-10-17" calcext:value-type="date">
            <text:p>17/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5"/>
        </table:table-row>
        <table:table-row table:style-name="ro1">
          <table:table-cell table:style-name="ce2" office:value-type="string" calcext:value-type="string">
            <text:p>Excited random walks in Markovian cookie environments on</text:p>
          </table:table-cell>
          <table:table-cell table:style-name="ce3"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3" office:value-type="string" calcext:value-type="string">
            <text:p>City University of New York, Baruch College</text:p>
          </table:table-cell>
          <table:table-cell table:style-name="ce3" table:content-validation-name="val1" office:value-type="string" calcext:value-type="string">
            <text:p>Probability</text:p>
          </table:table-cell>
          <table:table-cell table:style-name="ce6" table:content-validation-name="val2" office:value-type="date" office:date-value="2016-10-24" calcext:value-type="date">
            <text:p>24/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5"/>
        </table:table-row>
        <table:table-row table:style-name="ro1">
          <table:table-cell table:style-name="ce2" office:value-type="string" calcext:value-type="string">
            <text:p>Current fluctuations of the stationary ASEP and six-vertex model</text:p>
          </table:table-cell>
          <table:table-cell table:style-name="ce3"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0-31" calcext:value-type="date">
            <text:p>31/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5"/>
        </table:table-row>
        <table:table-row table:style-name="ro1">
          <table:table-cell table:style-name="ce2" office:value-type="string" calcext:value-type="string">
            <text:p>Geometry of random sorting networks</text:p>
          </table:table-cell>
          <table:table-cell table:style-name="ce3"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11-07" calcext:value-type="date">
            <text:p>07/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5"/>
        </table:table-row>
        <table:table-row table:style-name="ro1">
          <table:table-cell table:style-name="ce2" office:value-type="string" calcext:value-type="string">
            <text:p>The Schelling model</text:p>
          </table:table-cell>
          <table:table-cell table:style-name="ce3"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11-14" calcext:value-type="date">
            <text:p>14/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5"/>
        </table:table-row>
        <table:table-row table:style-name="ro1">
          <table:table-cell table:style-name="ce2" office:value-type="string" calcext:value-type="string">
            <text:p>A reverse Minkowski theorem</text:p>
          </table:table-cell>
          <table:table-cell table:style-name="ce3"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1-21" calcext:value-type="date">
            <text:p>21/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5"/>
        </table:table-row>
        <table:table-row table:style-name="ro1">
          <table:table-cell table:style-name="ce2" office:value-type="string" calcext:value-type="string">
            <text:p>Cut-off for a class of hyperplane arrangement walks</text:p>
          </table:table-cell>
          <table:table-cell table:style-name="ce3"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1-28" calcext:value-type="date">
            <text:p>28/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5"/>
        </table:table-row>
        <table:table-row table:style-name="ro1">
          <table:table-cell table:style-name="ce2" office:value-type="string" calcext:value-type="string">
            <text:p>Loop-erased random surface</text:p>
          </table:table-cell>
          <table:table-cell table:style-name="ce3"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3" office:value-type="string" calcext:value-type="string">
            <text:p>The 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2-05" calcext:value-type="date">
            <text:p>05/1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5"/>
        </table:table-row>
        <table:table-row table:style-name="ro1">
          <table:table-cell table:style-name="ce2" office:value-type="string" calcext:value-type="string">
            <text:p>Coeulerian graphs and random matrices</text:p>
          </table:table-cell>
          <table:table-cell table:style-name="ce3"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3" office:value-type="string" calcext:value-type="string">
            <text:p>Yal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2-06" calcext:value-type="date">
            <text:p>06/02/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5"/>
        </table:table-row>
        <table:table-row table:style-name="ro1">
          <table:table-cell table:style-name="ce2" office:value-type="string" calcext:value-type="string">
            <text:p>Convergence of the self-avoiding walk on random quadrangulations to SLE</text:p>
          </table:table-cell>
          <table:table-cell table:style-name="ce3"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2-15" calcext:value-type="date">
            <text:p>15/02/2017</text:p>
          </table:table-cell>
          <table:table-cell table:style-name="ce8" office:value-type="time" office:time-value="PT16H00M00S" calcext:value-type="time">
            <text:p>16:00</text:p>
          </table:table-cell>
          <table:table-cell table:style-name="ce3"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5"/>
        </table:table-row>
        <table:table-row table:style-name="ro1">
          <table:table-cell table:style-name="ce2" office:value-type="string" calcext:value-type="string">
            <text:p>Optimal concentration of information for log-concave distributions</text:p>
          </table:table-cell>
          <table:table-cell table:style-name="ce3"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3" office:value-type="string" calcext:value-type="string">
            <text:p>University of Delaware</text:p>
          </table:table-cell>
          <table:table-cell table:style-name="ce3" table:content-validation-name="val1" office:value-type="string" calcext:value-type="string">
            <text:p>Probability</text:p>
          </table:table-cell>
          <table:table-cell table:style-name="ce6" table:content-validation-name="val2" office:value-type="date" office:date-value="2017-02-27" calcext:value-type="date">
            <text:p>27/02/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5"/>
        </table:table-row>
        <table:table-row table:style-name="ro1">
          <table:table-cell table:style-name="ce2" office:value-type="string" calcext:value-type="string">
            <text:p>Probabilistic symmetries and random locations</text:p>
          </table:table-cell>
          <table:table-cell table:style-name="ce3"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3" office:value-type="string" calcext:value-type="string">
            <text:p>University of Waterloo</text:p>
          </table:table-cell>
          <table:table-cell table:style-name="ce3" table:content-validation-name="val1" office:value-type="string" calcext:value-type="string">
            <text:p>Probability</text:p>
          </table:table-cell>
          <table:table-cell table:style-name="ce6" table:content-validation-name="val2" office:value-type="date" office:date-value="2017-03-06" calcext:value-type="date">
            <text:p>06/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5"/>
        </table:table-row>
        <table:table-row table:style-name="ro1">
          <table:table-cell table:style-name="ce2" office:value-type="string" calcext:value-type="string">
            <text:p>Convex low-rank matrix optimization with optimal storage</text:p>
          </table:table-cell>
          <table:table-cell table:style-name="ce3"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3-13" calcext:value-type="date">
            <text:p>13/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5"/>
        </table:table-row>
        <table:table-row table:style-name="ro1">
          <table:table-cell table:style-name="ce2" office:value-type="string" calcext:value-type="string">
            <text:p>An infinite-dimensional Skorokhod map and continuous parameter priorities</text:p>
          </table:table-cell>
          <table:table-cell table:style-name="ce3"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3" office:value-type="string" calcext:value-type="string">
            <text:p>Technion -- Israel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3-20" calcext:value-type="date">
            <text:p>20/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5"/>
        </table:table-row>
        <table:table-row table:style-name="ro1">
          <table:table-cell table:style-name="ce2" office:value-type="string" calcext:value-type="string">
            <text:p>Oracle-efficient online learning and applications to auction design</text:p>
          </table:table-cell>
          <table:table-cell table:style-name="ce3"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3" office:value-type="string" calcext:value-type="string">
            <text:p>Carnegie Mell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3-27" calcext:value-type="date">
            <text:p>27/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5"/>
        </table:table-row>
        <table:table-row table:style-name="ro1">
          <table:table-cell table:style-name="ce2" office:value-type="string" calcext:value-type="string">
            <text:p>The travel time to infinity in percolation</text:p>
          </table:table-cell>
          <table:table-cell table:style-name="ce3"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4-10" calcext:value-type="date">
            <text:p>10/04/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5"/>
        </table:table-row>
        <table:table-row table:style-name="ro1">
          <table:table-cell table:style-name="ce2" office:value-type="string" calcext:value-type="string">
            <text:p>Limit theorems for hyperbolic random geometric graph model</text:p>
          </table:table-cell>
          <table:table-cell table:style-name="ce3"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4-17" calcext:value-type="date">
            <text:p>17/04/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5"/>
        </table:table-row>
        <table:table-row table:style-name="ro1">
          <table:table-cell table:style-name="ce2" office:value-type="string" calcext:value-type="string">
            <text:p>Information-theoretic bounds and phase transitions in community detection and high-dimensional clustering</text:p>
          </table:table-cell>
          <table:table-cell table:style-name="ce3"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3" office:value-type="string" calcext:value-type="string">
            <text:p>Santa Fe Institute</text:p>
          </table:table-cell>
          <table:table-cell table:style-name="ce3" table:content-validation-name="val1" office:value-type="string" calcext:value-type="string">
            <text:p>Probability</text:p>
          </table:table-cell>
          <table:table-cell table:style-name="ce6" table:content-validation-name="val2" office:value-type="date" office:date-value="2017-04-24" calcext:value-type="date">
            <text:p>24/04/2017</text:p>
          </table:table-cell>
          <table:table-cell table:style-name="ce8" office:value-type="time" office:time-value="PT16H00M00S" calcext:value-type="time">
            <text:p>16:00</text:p>
          </table:table-cell>
          <table:table-cell table:style-name="ce3" office:value-type="string" calcext:value-type="string">
            <text:p>Rhodes 253</text:p>
          </table:table-cell>
          <table:table-cell table:style-name="ce2"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5"/>
        </table:table-row>
        <table:table-row table:style-name="ro1">
          <table:table-cell table:style-name="ce2" office:value-type="string" calcext:value-type="string">
            <text:p>Probability, dynamics, and the geometry of numbers</text:p>
          </table:table-cell>
          <table:table-cell table:style-name="ce3"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7-05-01" calcext:value-type="date">
            <text:p>01/05/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5"/>
        </table:table-row>
        <table:table-row table:style-name="ro1">
          <table:table-cell table:style-name="ce2" office:value-type="string" calcext:value-type="string">
            <text:p>Analyzing Markov chains using belief propagation</text:p>
          </table:table-cell>
          <table:table-cell table:style-name="ce3"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5-08" calcext:value-type="date">
            <text:p>08/05/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5"/>
        </table:table-row>
        <table:table-row table:style-name="ro1">
          <table:table-cell table:style-name="ce2" office:value-type="string" calcext:value-type="string">
            <text:p>Airy scaling of random Hermite functions at the caustic</text:p>
          </table:table-cell>
          <table:table-cell table:style-name="ce3"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5-11" calcext:value-type="date">
            <text:p>11/05/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5"/>
        </table:table-row>
        <table:table-row table:style-name="ro1">
          <table:table-cell table:style-name="ce2" office:value-type="string" calcext:value-type="string">
            <text:p>Trace reconstruction for the deletion channel</text:p>
          </table:table-cell>
          <table:table-cell table:style-name="ce3"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3" office:value-type="string" calcext:value-type="string">
            <text:p>Microsoft Research</text:p>
          </table:table-cell>
          <table:table-cell table:style-name="ce3" table:content-validation-name="val1" office:value-type="string" calcext:value-type="string">
            <text:p>Probability</text:p>
          </table:table-cell>
          <table:table-cell table:style-name="ce6" table:content-validation-name="val2" office:value-type="date" office:date-value="2017-09-11" calcext:value-type="date">
            <text:p>11/09/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5"/>
        </table:table-row>
        <table:table-row table:style-name="ro1">
          <table:table-cell table:style-name="ce2" office:value-type="string" calcext:value-type="string">
            <text:p>Sandpiles as dynamical systems</text:p>
          </table:table-cell>
          <table:table-cell table:style-name="ce3"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3" office:value-type="string" calcext:value-type="string">
            <text:p>Cornell University</text:p>
          </table:table-cell>
          <table:table-cell table:style-name="ce3" table:content-validation-name="val1" office:value-type="string" calcext:value-type="string">
            <text:p>Probability, Dynamical Systems</text:p>
          </table:table-cell>
          <table:table-cell table:style-name="ce6" table:content-validation-name="val2" office:value-type="date" office:date-value="2017-09-18" calcext:value-type="date">
            <text:p>18/09/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5"/>
        </table:table-row>
        <table:table-row table:style-name="ro1">
          <table:table-cell table:style-name="ce2" office:value-type="string" calcext:value-type="string">
            <text:p>Spectral reduction of non-self-adjoint self-similar semigroups</text:p>
          </table:table-cell>
          <table:table-cell table:style-name="ce3"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02" calcext:value-type="date">
            <text:p>02/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5"/>
        </table:table-row>
        <table:table-row table:style-name="ro1">
          <table:table-cell table:style-name="ce2" office:value-type="string" calcext:value-type="string">
            <text:p>Extreme Level Sets of Branching Brownian Motion</text:p>
          </table:table-cell>
          <table:table-cell table:style-name="ce3"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16" calcext:value-type="date">
            <text:p>16/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5"/>
        </table:table-row>
        <table:table-row table:style-name="ro1">
          <table:table-cell table:style-name="ce2" office:value-type="string" calcext:value-type="string">
            <text:p>Discrete rough paths and limit theorems</text:p>
          </table:table-cell>
          <table:table-cell table:style-name="ce3"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23" calcext:value-type="date">
            <text:p>23/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5"/>
        </table:table-row>
        <table:table-row table:style-name="ro1">
          <table:table-cell table:style-name="ce2" office:value-type="string" calcext:value-type="string">
            <text:p>The reset time of Internal DLA</text:p>
          </table:table-cell>
          <table:table-cell table:style-name="ce3"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3" office:value-type="string" calcext:value-type="string">
            <text:p>Cambridg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30" calcext:value-type="date">
            <text:p>30/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5"/>
        </table:table-row>
        <table:table-row table:style-name="ro1">
          <table:table-cell table:style-name="ce2" office:value-type="string" calcext:value-type="string">
            <text:p>Kernel-based methods for bandit convex optimization</text:p>
          </table:table-cell>
          <table:table-cell table:style-name="ce3"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3" office:value-type="string" calcext:value-type="string">
            <text:p>Microsoft Research</text:p>
          </table:table-cell>
          <table:table-cell table:style-name="ce3" table:content-validation-name="val1" office:value-type="string" calcext:value-type="string">
            <text:p>Probability</text:p>
          </table:table-cell>
          <table:table-cell table:style-name="ce6" table:content-validation-name="val2" office:value-type="date" office:date-value="2017-11-06" calcext:value-type="date">
            <text:p>06/11/2017</text:p>
          </table:table-cell>
          <table:table-cell table:style-name="ce8" office:value-type="time" office:time-value="PT16H00M00S" calcext:value-type="time">
            <text:p>16:00</text:p>
          </table:table-cell>
          <table:table-cell table:style-name="ce3" office:value-type="string" calcext:value-type="string">
            <text:p>Gates 114</text:p>
          </table:table-cell>
          <table:table-cell table:style-name="ce2"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5"/>
        </table:table-row>
        <table:table-row table:style-name="ro1">
          <table:table-cell table:style-name="ce2" office:value-type="string" calcext:value-type="string">
            <text:p>Polluted bootstrap percolation</text:p>
          </table:table-cell>
          <table:table-cell table:style-name="ce3" office:value-type="string" calcext:value-type="string">
            <text:p>Alexander E. Holroyd</text:p>
          </table:table-cell>
          <table:table-cell table:style-name="ce5" office:value-type="string" calcext:value-type="string">
            <text:p><text:a xlink:href="http://aeholroyd.org/" xlink:type="simple">http://aeholroyd.org/</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7-11-13" calcext:value-type="date">
            <text:p>13/11/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5"/>
        </table:table-row>
        <table:table-row table:style-name="ro1">
          <table:table-cell table:style-name="ce2" office:value-type="string" calcext:value-type="string">
            <text:p>Wandering exponent for random walk in a dynamic beta environment</text:p>
          </table:table-cell>
          <table:table-cell table:style-name="ce3"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3" office:value-type="string" calcext:value-type="string">
            <text:p>University of Utah</text:p>
          </table:table-cell>
          <table:table-cell table:style-name="ce3" table:content-validation-name="val1" office:value-type="string" calcext:value-type="string">
            <text:p>Probability</text:p>
          </table:table-cell>
          <table:table-cell table:style-name="ce6" table:content-validation-name="val2" office:value-type="date" office:date-value="2017-11-20" calcext:value-type="date">
            <text:p>20/11/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5"/>
        </table:table-row>
        <table:table-row table:style-name="ro1">
          <table:table-cell table:style-name="ce2" office:value-type="string" calcext:value-type="string">
            <text:p>The boundary in first-passage percolation</text:p>
          </table:table-cell>
          <table:table-cell table:style-name="ce3"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3" office:value-type="string" calcext:value-type="string">
            <text:p>The City College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7-11-27" calcext:value-type="date">
            <text:p>27/11/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5"/>
        </table:table-row>
        <table:table-row table:style-name="ro1">
          <table:table-cell table:style-name="ce2" office:value-type="string" calcext:value-type="string">
            <text:p>On set-valued Markov intertwinings</text:p>
          </table:table-cell>
          <table:table-cell table:style-name="ce3"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3" office:value-type="string" calcext:value-type="string">
            <text:p>University of Toulouse</text:p>
          </table:table-cell>
          <table:table-cell table:style-name="ce3" table:content-validation-name="val1" office:value-type="string" calcext:value-type="string">
            <text:p>Probability</text:p>
          </table:table-cell>
          <table:table-cell table:style-name="ce6" table:content-validation-name="val2" office:value-type="date" office:date-value="2018-01-29" calcext:value-type="date">
            <text:p>29/0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5"/>
        </table:table-row>
        <table:table-row table:style-name="ro1">
          <table:table-cell table:style-name="ce2" office:value-type="string" calcext:value-type="string">
            <text:p>The evolutionary dynamics of incubation periods</text:p>
          </table:table-cell>
          <table:table-cell table:style-name="ce3"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2-05" calcext:value-type="date">
            <text:p>05/0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5"/>
        </table:table-row>
        <table:table-row table:style-name="ro1">
          <table:table-cell table:style-name="ce2" office:value-type="string" calcext:value-type="string">
            <text:p>Poincare inequality on manifolds with ends</text:p>
          </table:table-cell>
          <table:table-cell table:style-name="ce3"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3" office:value-type="string" calcext:value-type="string">
            <text:p>University of Tsukuba</text:p>
          </table:table-cell>
          <table:table-cell table:style-name="ce3" table:content-validation-name="val1" office:value-type="string" calcext:value-type="string">
            <text:p>Probability</text:p>
          </table:table-cell>
          <table:table-cell table:style-name="ce6" table:content-validation-name="val2" office:value-type="date" office:date-value="2018-02-12" calcext:value-type="date">
            <text:p>12/0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5"/>
        </table:table-row>
        <table:table-row table:style-name="ro1">
          <table:table-cell table:style-name="ce2" office:value-type="string" calcext:value-type="string">
            <text:p>Local statistics of Dyson Brownian motion</text:p>
          </table:table-cell>
          <table:table-cell table:style-name="ce3"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2-26" calcext:value-type="date">
            <text:p>26/0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5"/>
        </table:table-row>
        <table:table-row table:style-name="ro1">
          <table:table-cell table:style-name="ce2" office:value-type="string" calcext:value-type="string">
            <text:p>On the extreme values of the Riemann zeta function on random intervals of the critical line</text:p>
          </table:table-cell>
          <table:table-cell table:style-name="ce3"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3" office:value-type="string" calcext:value-type="string">
            <text:p>University of Cincinnati</text:p>
          </table:table-cell>
          <table:table-cell table:style-name="ce3" table:content-validation-name="val1" office:value-type="string" calcext:value-type="string">
            <text:p>Probability</text:p>
          </table:table-cell>
          <table:table-cell table:style-name="ce6" table:content-validation-name="val2" office:value-type="date" office:date-value="2018-03-09" calcext:value-type="date">
            <text:p>09/03/2018</text:p>
          </table:table-cell>
          <table:table-cell table:style-name="ce8" office:value-type="time" office:time-value="PT12H15M00S" calcext:value-type="time">
            <text:p>12:15</text:p>
          </table:table-cell>
          <table:table-cell table:style-name="ce3" office:value-type="string" calcext:value-type="string">
            <text:p>Malott 205</text:p>
          </table:table-cell>
          <table:table-cell table:style-name="ce2"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5"/>
        </table:table-row>
        <table:table-row table:style-name="ro1">
          <table:table-cell table:style-name="ce2" office:value-type="string" calcext:value-type="string">
            <text:p>Algebraic constructions of Markov duality functions</text:p>
          </table:table-cell>
          <table:table-cell table:style-name="ce3"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3-12" calcext:value-type="date">
            <text:p>12/03/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5"/>
        </table:table-row>
        <table:table-row table:style-name="ro1">
          <table:table-cell table:style-name="ce2" office:value-type="string" calcext:value-type="string">
            <text:p>Sofic and percolative entropies of Gibbs measures on regular infinite trees</text:p>
          </table:table-cell>
          <table:table-cell table:style-name="ce3"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03-19" calcext:value-type="date">
            <text:p>19/03/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5"/>
        </table:table-row>
        <table:table-row table:style-name="ro1">
          <table:table-cell table:style-name="ce2" office:value-type="string" calcext:value-type="string">
            <text:p>Formation of large-scale random structure by competitive erosion</text:p>
          </table:table-cell>
          <table:table-cell table:style-name="ce3"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8-03-26" calcext:value-type="date">
            <text:p>26/03/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5"/>
        </table:table-row>
        <table:table-row table:style-name="ro1">
          <table:table-cell table:style-name="ce2" office:value-type="string" calcext:value-type="string">
            <text:p>Stochastic quantization of gauge theories</text:p>
          </table:table-cell>
          <table:table-cell table:style-name="ce3"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4-10" calcext:value-type="date">
            <text:p>10/04/2018</text:p>
          </table:table-cell>
          <table:table-cell table:style-name="ce8" office:value-type="time" office:time-value="PT11H40M00S" calcext:value-type="time">
            <text:p>11:40</text:p>
          </table:table-cell>
          <table:table-cell table:style-name="ce3" office:value-type="string" calcext:value-type="string">
            <text:p>203 Malott</text:p>
          </table:table-cell>
          <table:table-cell table:style-name="ce2"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5"/>
        </table:table-row>
        <table:table-row table:style-name="ro1">
          <table:table-cell table:style-name="ce2" office:value-type="string" calcext:value-type="string">
            <text:p>Learning Discrete Determinantal Point Processes</text:p>
          </table:table-cell>
          <table:table-cell table:style-name="ce3"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04-16" calcext:value-type="date">
            <text:p>16/04/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5"/>
        </table:table-row>
        <table:table-row table:style-name="ro1">
          <table:table-cell table:style-name="ce2" office:value-type="string" calcext:value-type="string">
            <text:p>The Archimedean limit of random sorting networks</text:p>
          </table:table-cell>
          <table:table-cell table:style-name="ce3"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3" office:value-type="string" calcext:value-type="string">
            <text:p>University of Toronto</text:p>
          </table:table-cell>
          <table:table-cell table:style-name="ce3" table:content-validation-name="val1" office:value-type="string" calcext:value-type="string">
            <text:p>Probability</text:p>
          </table:table-cell>
          <table:table-cell table:style-name="ce6" table:content-validation-name="val2" office:value-type="date" office:date-value="2018-05-07" calcext:value-type="date">
            <text:p>07/05/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5"/>
        </table:table-row>
        <table:table-row table:style-name="ro1">
          <table:table-cell table:style-name="ce2" office:value-type="string" calcext:value-type="string">
            <text:p>Doob's transform and finite Markov chains</text:p>
          </table:table-cell>
          <table:table-cell table:style-name="ce3"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8-27" calcext:value-type="date">
            <text:p>27/08/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5"/>
        </table:table-row>
        <table:table-row table:style-name="ro1">
          <table:table-cell table:style-name="ce2" office:value-type="string" calcext:value-type="string">
            <text:p>Lower bounds for fluctuations in first-passage percolation</text:p>
          </table:table-cell>
          <table:table-cell table:style-name="ce3"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09-17" calcext:value-type="date">
            <text:p>17/09/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5"/>
        </table:table-row>
        <table:table-row table:style-name="ro1">
          <table:table-cell table:style-name="ce2" office:value-type="string" calcext:value-type="string">
            <text:p>Algorithmic thresholds for tensor principle component analysis</text:p>
          </table:table-cell>
          <table:table-cell table:style-name="ce3"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9-24" calcext:value-type="date">
            <text:p>24/09/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5"/>
        </table:table-row>
        <table:table-row table:style-name="ro1">
          <table:table-cell table:style-name="ce2" office:value-type="string" calcext:value-type="string">
            <text:p>Lower-tail large deviations of the KPZ equation</text:p>
          </table:table-cell>
          <table:table-cell table:style-name="ce3"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0-01" calcext:value-type="date">
            <text:p>01/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5"/>
        </table:table-row>
        <table:table-row table:style-name="ro1">
          <table:table-cell table:style-name="ce2" office:value-type="string" calcext:value-type="string">
            <text:p>Central limit theorems by Jack generating functions</text:p>
          </table:table-cell>
          <table:table-cell table:style-name="ce3"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0-15" calcext:value-type="date">
            <text:p>15/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5"/>
        </table:table-row>
        <table:table-row table:style-name="ro1">
          <table:table-cell table:style-name="ce2" office:value-type="string" calcext:value-type="string">
            <text:p>Diffusion-Limited Annihilating Systems</text:p>
          </table:table-cell>
          <table:table-cell table:style-name="ce3"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3" office:value-type="string" calcext:value-type="string">
            <text:p>Duk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0-22" calcext:value-type="date">
            <text:p>22/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5"/>
        </table:table-row>
        <table:table-row table:style-name="ro1">
          <table:table-cell table:style-name="ce2" office:value-type="string" calcext:value-type="string">
            <text:p>Detection of Anomalous Path in a Noisy Network</text:p>
          </table:table-cell>
          <table:table-cell table:style-name="ce3"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3" office:value-type="string" calcext:value-type="string">
            <text:p>The City College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8-10-29" calcext:value-type="date">
            <text:p>29/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5"/>
        </table:table-row>
        <table:table-row table:style-name="ro1">
          <table:table-cell table:style-name="ce2" office:value-type="string" calcext:value-type="string">
            <text:p>Random sup-measures and long range dependence</text:p>
          </table:table-cell>
          <table:table-cell table:style-name="ce3"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1-05" calcext:value-type="date">
            <text:p>05/1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5"/>
        </table:table-row>
        <table:table-row table:style-name="ro1">
          <table:table-cell table:style-name="ce2" office:value-type="string" calcext:value-type="string">
            <text:p>Fluctuation lower bounds in planar random growth models</text:p>
          </table:table-cell>
          <table:table-cell table:style-name="ce3"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1-12" calcext:value-type="date">
            <text:p>12/1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5"/>
        </table:table-row>
        <table:table-row table:style-name="ro1">
          <table:table-cell table:style-name="ce2" office:value-type="string" calcext:value-type="string">
            <text:p>On the uniqueness/phase-coexistence threshold for the hard-core model in $\mathbb{Z}^d$</text:p>
          </table:table-cell>
          <table:table-cell table:style-name="ce3"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11-19" calcext:value-type="date">
            <text:p>19/1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5"/>
        </table:table-row>
        <table:table-row table:style-name="ro1">
          <table:table-cell table:style-name="ce2" office:value-type="string" calcext:value-type="string">
            <text:p>Central Limit Theorems from the Location of Roots of Probability Generating Functions</text:p>
          </table:table-cell>
          <table:table-cell table:style-name="ce3"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3" office:value-type="string" calcext:value-type="string">
            <text:p>University of Pennsylvania</text:p>
          </table:table-cell>
          <table:table-cell table:style-name="ce3" table:content-validation-name="val1" office:value-type="string" calcext:value-type="string">
            <text:p>Probability</text:p>
          </table:table-cell>
          <table:table-cell table:style-name="ce6" table:content-validation-name="val2" office:value-type="date" office:date-value="2018-12-03" calcext:value-type="date">
            <text:p>03/1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5"/>
        </table:table-row>
        <table:table-row table:style-name="ro1">
          <table:table-cell table:style-name="ce2" office:value-type="string" calcext:value-type="string">
            <text:p>Survival probability for John and inner-uniform finite domains in <text:s/>integer lattices</text:p>
          </table:table-cell>
          <table:table-cell table:style-name="ce3"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1-28" calcext:value-type="date">
            <text:p>28/0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5"/>
        </table:table-row>
        <table:table-row table:style-name="ro1">
          <table:table-cell table:style-name="ce2" office:value-type="string" calcext:value-type="string">
            <text:p>Self-Exciting Processes in Queues</text:p>
          </table:table-cell>
          <table:table-cell table:style-name="ce3"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2-11" calcext:value-type="date">
            <text:p>11/0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5"/>
        </table:table-row>
        <table:table-row table:style-name="ro1">
          <table:table-cell table:style-name="ce2" office:value-type="string" calcext:value-type="string">
            <text:p>GOE Statistics for Levy Matrices</text:p>
          </table:table-cell>
          <table:table-cell table:style-name="ce3"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2-18" calcext:value-type="date">
            <text:p>18/0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5"/>
        </table:table-row>
        <table:table-row table:style-name="ro1">
          <table:table-cell table:style-name="ce2" office:value-type="string" calcext:value-type="string">
            <text:p>Generalized <text:s/>Ito-Nisio Theorem with applications to Levy processes and Levy driven SDEs</text:p>
          </table:table-cell>
          <table:table-cell table:style-name="ce3"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3" office:value-type="string" calcext:value-type="string">
            <text:p>University of Tennessee Knoxville</text:p>
          </table:table-cell>
          <table:table-cell table:style-name="ce3" table:content-validation-name="val1" office:value-type="string" calcext:value-type="string">
            <text:p>Probability</text:p>
          </table:table-cell>
          <table:table-cell table:style-name="ce6" table:content-validation-name="val2" office:value-type="date" office:date-value="2019-03-04" calcext:value-type="date">
            <text:p>04/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Ito-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o-Nisio Theorem that covers also strong modes of convergence.&lt;br&gt;&lt;br&gt;For applications to Levy processes, we find the optimal subspace of functions of finite phi-variation where all Levy processes without Gaussian component live and admit strongly converging series expansions. This yields an extension of the celebrated S.J. Taylor's theorem to Levy processes. <text:s/>We apply these results to Levy driven SDEs and infinitely divisible random fields.&lt;br&gt;&lt;br&gt;This talk is based on a joint work with A. Basse-O'Connor and J. Hoffmann-Jorgensen.</text:p>
          </table:table-cell>
          <table:table-cell table:number-columns-repeated="1015"/>
        </table:table-row>
        <table:table-row table:style-name="ro1">
          <table:table-cell table:style-name="ce2" office:value-type="string" calcext:value-type="string">
            <text:p>Double jump phase transition in a soliton cellular automaton</text:p>
          </table:table-cell>
          <table:table-cell table:style-name="ce3"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3" office:value-type="string" calcext:value-type="string">
            <text:p>Bridgewater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3-11" calcext:value-type="date">
            <text:p>11/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5"/>
        </table:table-row>
        <table:table-row table:style-name="ro1">
          <table:table-cell table:style-name="ce2" office:value-type="string" calcext:value-type="string">
            <text:p>Long jump random walks on finite nilpotent groups</text:p>
          </table:table-cell>
          <table:table-cell table:style-name="ce3"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3-18" calcext:value-type="date">
            <text:p>18/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5"/>
        </table:table-row>
        <table:table-row table:style-name="ro1">
          <table:table-cell table:style-name="ce2" office:value-type="string" calcext:value-type="string">
            <text:p>Maximum and shape of 3D Ising interfaces</text:p>
          </table:table-cell>
          <table:table-cell table:style-name="ce3"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3-25" calcext:value-type="date">
            <text:p>25/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5"/>
        </table:table-row>
        <table:table-row table:style-name="ro1">
          <table:table-cell table:style-name="ce2" office:value-type="string" calcext:value-type="string">
            <text:p>(Rescheduled to next semester) Moments of the Riemann Zeta Function on Short Intervals</text:p>
          </table:table-cell>
          <table:table-cell table:style-name="ce3"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3" office:value-type="string" calcext:value-type="string">
            <text:p>The City University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9-04-08" calcext:value-type="date">
            <text:p>08/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2" office:value-type="string" calcext:value-type="string">
            <text:p>On the circle, Kahane's Gaussian Multiplicative Chaos and <text:s/>Circular Random Matrices match</text:p>
          </table:table-cell>
          <table:table-cell table:style-name="ce3"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3" office:value-type="string" calcext:value-type="string">
            <text:p>Institut de Mathématiques de Toulouse</text:p>
          </table:table-cell>
          <table:table-cell table:style-name="ce3" table:content-validation-name="val1" office:value-type="string" calcext:value-type="string">
            <text:p>Probability</text:p>
          </table:table-cell>
          <table:table-cell table:style-name="ce6" table:content-validation-name="val2" office:value-type="date" office:date-value="2019-04-15" calcext:value-type="date">
            <text:p>15/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5"/>
        </table:table-row>
        <table:table-row table:style-name="ro1">
          <table:table-cell table:style-name="ce2" office:value-type="string" calcext:value-type="string">
            <text:p>Quantitative homogenization in a balanced random environment</text:p>
          </table:table-cell>
          <table:table-cell table:style-name="ce3"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3" office:value-type="string" calcext:value-type="string">
            <text:p>University of Wisconsin-Madison</text:p>
          </table:table-cell>
          <table:table-cell table:style-name="ce3" table:content-validation-name="val1" office:value-type="string" calcext:value-type="string">
            <text:p>Probability</text:p>
          </table:table-cell>
          <table:table-cell table:style-name="ce6" table:content-validation-name="val2" office:value-type="date" office:date-value="2019-04-22" calcext:value-type="date">
            <text:p>22/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5"/>
        </table:table-row>
        <table:table-row table:style-name="ro1">
          <table:table-cell table:style-name="ce2" office:value-type="string" calcext:value-type="string">
            <text:p>Conformal embedding and percolation on the uniform triangulation</text:p>
          </table:table-cell>
          <table:table-cell table:style-name="ce3"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4-29" calcext:value-type="date">
            <text:p>29/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5"/>
        </table:table-row>
        <table:table-row table:style-name="ro1">
          <table:table-cell table:style-name="ce2" office:value-type="string" calcext:value-type="string">
            <text:p>Probabilistic Models in Quickest Change-Point Detection</text:p>
          </table:table-cell>
          <table:table-cell table:style-name="ce3"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3" office:value-type="string" calcext:value-type="string">
            <text:p>Bingham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5-06" calcext:value-type="date">
            <text:p>06/05/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5"/>
        </table:table-row>
        <table:table-row table:style-name="ro1">
          <table:table-cell table:style-name="ce2" office:value-type="string" calcext:value-type="string">
            <text:p>Stable Levy motion with values in the Skorohod space: construction and approximation</text:p>
          </table:table-cell>
          <table:table-cell table:style-name="ce3"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3" office:value-type="string" calcext:value-type="string">
            <text:p>University of Ottawa</text:p>
          </table:table-cell>
          <table:table-cell table:style-name="ce3" table:content-validation-name="val1" office:value-type="string" calcext:value-type="string">
            <text:p>Probability</text:p>
          </table:table-cell>
          <table:table-cell table:style-name="ce6" table:content-validation-name="val2" office:value-type="date" office:date-value="2019-09-09" calcext:value-type="date">
            <text:p>09/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D = D([0, 1])$ of cadlag functions on $[0, 1]$ (i.e. right-continuous functions with left limits).&lt;br&gt;&lt;br&gt;In this talk, we examine the macroscopic limit (as time gets large) of the partial sum sequences associated to i.i.d. regularly varying elements with values in $D$. This limit is an interesting object in itself, which we call a "Dvalued stable Levy motion". Our methods were inspired by the construction of the classical stable Levy motion (in dimension $d$), and of its approximation by partial sums of i.i.d. regularly varying vectors, as presented in the monograph Resnick (2007). We extend these two results to the infinite-dimensional setting, using the concept of regular variation for random elements in $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5"/>
        </table:table-row>
        <table:table-row table:style-name="ro1">
          <table:table-cell table:style-name="ce2" office:value-type="string" calcext:value-type="string">
            <text:p>Choquet-Deny groups and the infinite conjugacy class property</text:p>
          </table:table-cell>
          <table:table-cell table:style-name="ce3"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3" office:value-type="string" calcext:value-type="string">
            <text:p>Californ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9-09-16" calcext:value-type="date">
            <text:p>16/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5"/>
        </table:table-row>
        <table:table-row table:style-name="ro1">
          <table:table-cell table:style-name="ce2" office:value-type="string" calcext:value-type="string">
            <text:p>Scaling limits of sandpiles</text:p>
          </table:table-cell>
          <table:table-cell table:style-name="ce3"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19-09-23" calcext:value-type="date">
            <text:p>23/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5"/>
        </table:table-row>
        <table:table-row table:style-name="ro1">
          <table:table-cell table:style-name="ce2" office:value-type="string" calcext:value-type="string">
            <text:p>Matching Random Points</text:p>
          </table:table-cell>
          <table:table-cell table:style-name="ce3"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9-09-30" calcext:value-type="date">
            <text:p>30/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5"/>
        </table:table-row>
        <table:table-row table:style-name="ro1">
          <table:table-cell table:style-name="ce2" office:value-type="string" calcext:value-type="string">
            <text:p>Iterative Collaborative Filtering for Sparse Noisy Tensor Estimation</text:p>
          </table:table-cell>
          <table:table-cell table:style-name="ce3"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0-07" calcext:value-type="date">
            <text:p>07/10/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5"/>
        </table:table-row>
        <table:table-row table:style-name="ro1">
          <table:table-cell table:style-name="ce2" office:value-type="string" calcext:value-type="string">
            <text:p>Eigenvalues for random matrices in the general linear group</text:p>
          </table:table-cell>
          <table:table-cell table:style-name="ce3"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3" office:value-type="string" calcext:value-type="string">
            <text:p>University of Notre Dame</text:p>
          </table:table-cell>
          <table:table-cell table:style-name="ce3" table:content-validation-name="val1" office:value-type="string" calcext:value-type="string">
            <text:p>Probability</text:p>
          </table:table-cell>
          <table:table-cell table:style-name="ce6" table:content-validation-name="val2" office:value-type="date" office:date-value="2019-10-21" calcext:value-type="date">
            <text:p>21/10/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5"/>
        </table:table-row>
        <table:table-row table:style-name="ro1">
          <table:table-cell table:style-name="ce2" office:value-type="string" calcext:value-type="string">
            <text:p>An algebraic inverse theorem for the quadratic Littlewood-Offord problem</text:p>
          </table:table-cell>
          <table:table-cell table:style-name="ce3"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0-28" calcext:value-type="date">
            <text:p>28/10/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5"/>
        </table:table-row>
        <table:table-row table:style-name="ro1">
          <table:table-cell table:style-name="ce2" office:value-type="string" calcext:value-type="string">
            <text:p>Gaussian fluctuations in two-dimensional surface <text:s/>growth models</text:p>
          </table:table-cell>
          <table:table-cell table:style-name="ce3"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3" office:value-type="string" calcext:value-type="string">
            <text:p>University of Victoria</text:p>
          </table:table-cell>
          <table:table-cell table:style-name="ce3" table:content-validation-name="val1" office:value-type="string" calcext:value-type="string">
            <text:p>Probability</text:p>
          </table:table-cell>
          <table:table-cell table:style-name="ce6" table:content-validation-name="val2" office:value-type="date" office:date-value="2019-11-04" calcext:value-type="date">
            <text:p>04/1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5"/>
        </table:table-row>
        <table:table-row table:style-name="ro1">
          <table:table-cell table:style-name="ce2" office:value-type="string" calcext:value-type="string">
            <text:p>Moments of the Riemann Zeta Function on Short Intervals</text:p>
          </table:table-cell>
          <table:table-cell table:style-name="ce3"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3" office:value-type="string" calcext:value-type="string">
            <text:p>CUNY Baruch</text:p>
          </table:table-cell>
          <table:table-cell table:style-name="ce3" table:content-validation-name="val1" office:value-type="string" calcext:value-type="string">
            <text:p>Probability</text:p>
          </table:table-cell>
          <table:table-cell table:style-name="ce6" table:content-validation-name="val2" office:value-type="date" office:date-value="2019-11-18" calcext:value-type="date">
            <text:p>18/1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2" office:value-type="string" calcext:value-type="string">
            <text:p>Homogenization of a class of one-dimensional nonconvex viscous Hamilton-Jacobi equations with random potential</text:p>
          </table:table-cell>
          <table:table-cell table:style-name="ce3"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3" office:value-type="string" calcext:value-type="string">
            <text:p>Templ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1-25" calcext:value-type="date">
            <text:p>25/1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5"/>
        </table:table-row>
        <table:table-row table:style-name="ro1">
          <table:table-cell table:style-name="ce2" office:value-type="string" calcext:value-type="string">
            <text:p>Phase transitions in generalized linear models</text:p>
          </table:table-cell>
          <table:table-cell table:style-name="ce3"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3" office:value-type="string" calcext:value-type="string">
            <text:p>NYU</text:p>
          </table:table-cell>
          <table:table-cell table:style-name="ce3" table:content-validation-name="val1" office:value-type="string" calcext:value-type="string">
            <text:p>Probability</text:p>
          </table:table-cell>
          <table:table-cell table:style-name="ce6" table:content-validation-name="val2" office:value-type="date" office:date-value="2019-12-02" calcext:value-type="date">
            <text:p>02/1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2" office:value-type="string" calcext:value-type="string">
            <text:p>On the model of non-overlapping hard-disks in discrete $2D$</text:p>
          </table:table-cell>
          <table:table-cell table:style-name="ce3" office:value-type="string" calcext:value-type="string">
            <text:p>Izabella Stuhl</text:p>
          </table:table-cell>
          <table:table-cell table:style-name="ce3"/>
          <table:table-cell table:style-name="ce3" office:value-type="string" calcext:value-type="string">
            <text:p>Penn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2-09" calcext:value-type="date">
            <text:p>09/1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5"/>
        </table:table-row>
        <table:table-row table:style-name="ro1">
          <table:table-cell table:style-name="ce2" office:value-type="string" calcext:value-type="string">
            <text:p>Mean-field disordered systems and Hamilton-Jacobi equations</text:p>
          </table:table-cell>
          <table:table-cell table:style-name="ce3"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3" office:value-type="string" calcext:value-type="string">
            <text:p>NYU</text:p>
          </table:table-cell>
          <table:table-cell table:style-name="ce3" table:content-validation-name="val1" office:value-type="string" calcext:value-type="string">
            <text:p>Probability</text:p>
          </table:table-cell>
          <table:table-cell table:style-name="ce6" table:content-validation-name="val2" office:value-type="date" office:date-value="2020-01-27" calcext:value-type="date">
            <text:p>27/01/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5"/>
        </table:table-row>
        <table:table-row table:style-name="ro1">
          <table:table-cell table:style-name="ce2" office:value-type="string" calcext:value-type="string">
            <text:p>Arctic curves for groves</text:p>
          </table:table-cell>
          <table:table-cell table:style-name="ce3"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3" office:value-type="string" calcext:value-type="string">
            <text:p>Brow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2-03" calcext:value-type="date">
            <text:p>03/02/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2" office:value-type="string" calcext:value-type="string">
            <text:p>Recent results on the phase transition for activated random walk</text:p>
          </table:table-cell>
          <table:table-cell table:style-name="ce3"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20-02-10" calcext:value-type="date">
            <text:p>10/02/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5"/>
        </table:table-row>
        <table:table-row table:style-name="ro1">
          <table:table-cell table:style-name="ce2" office:value-type="string" calcext:value-type="string">
            <text:p>On Stationary DLA</text:p>
          </table:table-cell>
          <table:table-cell table:style-name="ce3"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3" office:value-type="string" calcext:value-type="string">
            <text:p>Texas A&amp;M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2-17" calcext:value-type="date">
            <text:p>17/02/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5"/>
        </table:table-row>
        <table:table-row table:style-name="ro1">
          <table:table-cell table:style-name="ce2" office:value-type="string" calcext:value-type="string">
            <text:p>Asymptotic behaviour of high Gaussian minima</text:p>
          </table:table-cell>
          <table:table-cell table:style-name="ce3"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3" office:value-type="string" calcext:value-type="string">
            <text:p>Indian Statistical Institute</text:p>
          </table:table-cell>
          <table:table-cell table:style-name="ce3" table:content-validation-name="val1" office:value-type="string" calcext:value-type="string">
            <text:p>Probability</text:p>
          </table:table-cell>
          <table:table-cell table:style-name="ce6" table:content-validation-name="val2" office:value-type="date" office:date-value="2020-03-02" calcext:value-type="date">
            <text:p>02/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5"/>
        </table:table-row>
        <table:table-row table:style-name="ro1">
          <table:table-cell table:style-name="ce2" office:value-type="string" calcext:value-type="string">
            <text:p>Phase transitions in generalized linear models</text:p>
          </table:table-cell>
          <table:table-cell table:style-name="ce3"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3" office:value-type="string" calcext:value-type="string">
            <text:p>NYU</text:p>
          </table:table-cell>
          <table:table-cell table:style-name="ce3" table:content-validation-name="val1" office:value-type="string" calcext:value-type="string">
            <text:p>Probability</text:p>
          </table:table-cell>
          <table:table-cell table:style-name="ce6" table:content-validation-name="val2" office:value-type="date" office:date-value="2020-03-09" calcext:value-type="date">
            <text:p>09/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3-16" calcext:value-type="date">
            <text:p>16/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3-23" calcext:value-type="date">
            <text:p>23/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4-06" calcext:value-type="date">
            <text:p>06/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4-13" calcext:value-type="date">
            <text:p>13/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3" office:value-type="string" calcext:value-type="string">
            <text:p>McGi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4-20" calcext:value-type="date">
            <text:p>20/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James Michael Leahy</text:p>
          </table:table-cell>
          <table:table-cell table:style-name="ce3"/>
          <table:table-cell table:style-name="ce3" office:value-type="string" calcext:value-type="string">
            <text:p>Imperial College London</text:p>
          </table:table-cell>
          <table:table-cell table:style-name="ce3" table:content-validation-name="val1" office:value-type="string" calcext:value-type="string">
            <text:p>Probability</text:p>
          </table:table-cell>
          <table:table-cell table:style-name="ce6" table:content-validation-name="val2" office:value-type="date" office:date-value="2020-04-27" calcext:value-type="date">
            <text:p>27/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0-05-04" calcext:value-type="date">
            <text:p>04/05/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Random Matrix Statistics though Pseudo-Randomness</text:p>
          </table:table-cell>
          <table:table-cell table:style-name="ce3" office:value-type="string" calcext:value-type="string">
            <text:p>Arka Adhikari</text:p>
          </table:table-cell>
          <table:table-cell table:style-name="ce3"/>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11-02" calcext:value-type="date">
            <text:p>02/11/2020</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5"/>
        </table:table-row>
        <table:table-row table:style-name="ro1">
          <table:table-cell table:style-name="ce2" office:value-type="string" calcext:value-type="string">
            <text:p>Algorithmic Pure States for the Negative Spherical Perceptron</text:p>
          </table:table-cell>
          <table:table-cell table:style-name="ce3"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11-23" calcext:value-type="date">
            <text:p>23/11/2020</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5"/>
        </table:table-row>
        <table:table-row table:style-name="ro1">
          <table:table-cell table:style-name="ce2" office:value-type="string" calcext:value-type="string">
            <text:p>General solutions and invariant measures for systems of KdV- and Toda-type locally-defined dynamics</text:p>
          </table:table-cell>
          <table:table-cell table:style-name="ce3"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3" office:value-type="string" calcext:value-type="string">
            <text:p>University of Tokyo/ NYU</text:p>
          </table:table-cell>
          <table:table-cell table:style-name="ce3" table:content-validation-name="val1" office:value-type="string" calcext:value-type="string">
            <text:p>Probability</text:p>
          </table:table-cell>
          <table:table-cell table:style-name="ce6" table:content-validation-name="val2" office:value-type="date" office:date-value="2020-12-07" calcext:value-type="date">
            <text:p>07/12/2020</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5"/>
        </table:table-row>
        <table:table-row table:style-name="ro1">
          <table:table-cell table:style-name="ce2" office:value-type="string" calcext:value-type="string">
            <text:p>Persistence exponent for Gaussian Stationary Processes</text:p>
          </table:table-cell>
          <table:table-cell table:style-name="ce3"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3-22" calcext:value-type="date">
            <text:p>22/03/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5"/>
        </table:table-row>
        <table:table-row table:style-name="ro1">
          <table:table-cell table:style-name="ce2" office:value-type="string" calcext:value-type="string">
            <text:p>Cooperative Motion Random Walks</text:p>
          </table:table-cell>
          <table:table-cell table:style-name="ce3"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3" office:value-type="string" calcext:value-type="string">
            <text:p>McGi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3-29" calcext:value-type="date">
            <text:p>29/03/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5"/>
        </table:table-row>
        <table:table-row table:style-name="ro1">
          <table:table-cell table:style-name="ce2" office:value-type="string" calcext:value-type="string">
            <text:p>Plaquette Percolation on the Torus</text:p>
          </table:table-cell>
          <table:table-cell table:style-name="ce3"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3" office:value-type="string" calcext:value-type="string">
            <text:p>University at Albany</text:p>
          </table:table-cell>
          <table:table-cell table:style-name="ce3" table:content-validation-name="val1" office:value-type="string" calcext:value-type="string">
            <text:p>Probability</text:p>
          </table:table-cell>
          <table:table-cell table:style-name="ce6" table:content-validation-name="val2" office:value-type="date" office:date-value="2021-04-05" calcext:value-type="date">
            <text:p>05/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5"/>
        </table:table-row>
        <table:table-row table:style-name="ro1">
          <table:table-cell table:style-name="ce2" office:value-type="string" calcext:value-type="string">
            <text:p>Contact process on trees</text:p>
          </table:table-cell>
          <table:table-cell table:style-name="ce3"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3" office:value-type="string" calcext:value-type="string">
            <text:p>Duk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4-12" calcext:value-type="date">
            <text:p>12/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5"/>
        </table:table-row>
        <table:table-row table:style-name="ro1">
          <table:table-cell table:style-name="ce2" office:value-type="string" calcext:value-type="string">
            <text:p>Tails of the empirical distribution on a geodesic in first-passage percolation</text:p>
          </table:table-cell>
          <table:table-cell table:style-name="ce3"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4-19" calcext:value-type="date">
            <text:p>19/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5"/>
        </table:table-row>
        <table:table-row table:style-name="ro1">
          <table:table-cell table:style-name="ce2" office:value-type="string" calcext:value-type="string">
            <text:p>The Airy difference profile and Brownian local time</text:p>
          </table:table-cell>
          <table:table-cell table:style-name="ce3"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21-04-26" calcext:value-type="date">
            <text:p>26/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5"/>
        </table:table-row>
        <table:table-row table:style-name="ro1">
          <table:table-cell table:style-name="ce2" office:value-type="string" calcext:value-type="string">
            <text:p>Long Memory and Conservative Flows on Multiple Stochastic Integrals</text:p>
          </table:table-cell>
          <table:table-cell table:style-name="ce3"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3" office:value-type="string" calcext:value-type="string">
            <text:p>University of Georgia</text:p>
          </table:table-cell>
          <table:table-cell table:style-name="ce3" table:content-validation-name="val1" office:value-type="string" calcext:value-type="string">
            <text:p>Probability</text:p>
          </table:table-cell>
          <table:table-cell table:style-name="ce6" table:content-validation-name="val2" office:value-type="date" office:date-value="2021-05-03" calcext:value-type="date">
            <text:p>03/05/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5"/>
        </table:table-row>
        <table:table-row table:style-name="ro1">
          <table:table-cell table:style-name="ce2" office:value-type="string" calcext:value-type="string">
            <text:p>Scaling limits of three-dimensional uniform spanning trees and loop-erased random walks</text:p>
          </table:table-cell>
          <table:table-cell table:style-name="ce3"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3" office:value-type="string" calcext:value-type="string">
            <text:p>Technion – Israel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1-05-10" calcext:value-type="date">
            <text:p>10/05/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5"/>
        </table:table-row>
        <table:table-row table:style-name="ro1">
          <table:table-cell table:style-name="ce2" office:value-type="string" calcext:value-type="string">
            <text:p>Sorting probability for Young diagrams</text:p>
          </table:table-cell>
          <table:table-cell table:style-name="ce3"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3" office:value-type="string" calcext:value-type="string">
            <text:p>University of California, Los Angeles</text:p>
          </table:table-cell>
          <table:table-cell table:style-name="ce3" table:content-validation-name="val1" office:value-type="string" calcext:value-type="string">
            <text:p>Probability</text:p>
          </table:table-cell>
          <table:table-cell table:style-name="ce6" table:content-validation-name="val2" office:value-type="date" office:date-value="2021-09-13" calcext:value-type="date">
            <text:p>13/09/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5"/>
        </table:table-row>
        <table:table-row table:style-name="ro1">
          <table:table-cell table:style-name="ce2" office:value-type="string" calcext:value-type="string">
            <text:p>Singularities in the spectrum of random block matrices</text:p>
          </table:table-cell>
          <table:table-cell table:style-name="ce3"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3" office:value-type="string" calcext:value-type="string">
            <text:p>Bingham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9-20" calcext:value-type="date">
            <text:p>20/09/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5"/>
        </table:table-row>
        <table:table-row table:style-name="ro1">
          <table:table-cell table:style-name="ce2" office:value-type="string" calcext:value-type="string">
            <text:p>Exact sampling and mixing time of Activated Random Walk</text:p>
          </table:table-cell>
          <table:table-cell table:style-name="ce3"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9-27" calcext:value-type="date">
            <text:p>27/09/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5"/>
        </table:table-row>
        <table:table-row table:style-name="ro1">
          <table:table-cell table:style-name="ce2" office:value-type="string" calcext:value-type="string">
            <text:p>The limit shape of the Leaky Abelian Sandpile Model</text:p>
          </table:table-cell>
          <table:table-cell table:style-name="ce3"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21-10-04" calcext:value-type="date">
            <text:p>04/10/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5"/>
        </table:table-row>
        <table:table-row table:style-name="ro1">
          <table:table-cell table:style-name="ce2" office:value-type="string" calcext:value-type="string">
            <text:p>KPZ universality of random growing interfaces</text:p>
          </table:table-cell>
          <table:table-cell table:style-name="ce3"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0-18" calcext:value-type="date">
            <text:p>18/10/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5"/>
        </table:table-row>
        <table:table-row table:style-name="ro1">
          <table:table-cell table:style-name="ce2" office:value-type="string" calcext:value-type="string">
            <text:p>Edge Statistics for Lozenge Tilings of Polygons</text:p>
          </table:table-cell>
          <table:table-cell table:style-name="ce3"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0-25" calcext:value-type="date">
            <text:p>25/10/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5"/>
        </table:table-row>
        <table:table-row table:style-name="ro1">
          <table:table-cell table:style-name="ce2" office:value-type="string" calcext:value-type="string">
            <text:p>Card guessing and a variant of the birthday problem</text:p>
          </table:table-cell>
          <table:table-cell table:style-name="ce3"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1-11-01" calcext:value-type="date">
            <text:p>01/11/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5"/>
        </table:table-row>
        <table:table-row table:style-name="ro1">
          <table:table-cell table:style-name="ce2" office:value-type="string" calcext:value-type="string">
            <text:p>Chemical distance for 2d critical percolation and random cluster model</text:p>
          </table:table-cell>
          <table:table-cell table:style-name="ce3"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1-08" calcext:value-type="date">
            <text:p>08/11/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5"/>
        </table:table-row>
        <table:table-row table:style-name="ro1">
          <table:table-cell table:style-name="ce2" office:value-type="string" calcext:value-type="string">
            <text:p>Random planar geometry and the directed landscape</text:p>
          </table:table-cell>
          <table:table-cell table:style-name="ce3"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1-22" calcext:value-type="date">
            <text:p>22/11/2021</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5"/>
        </table:table-row>
        <table:table-row table:style-name="ro1">
          <table:table-cell table:style-name="ce2" office:value-type="string" calcext:value-type="string">
            <text:p>Covering systems of congruences</text:p>
          </table:table-cell>
          <table:table-cell table:style-name="ce3"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3" office:value-type="string" calcext:value-type="string">
            <text:p>Stony Broo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1-29" calcext:value-type="date">
            <text:p>29/11/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5"/>
        </table:table-row>
        <table:table-row table:style-name="ro1">
          <table:table-cell table:style-name="ce2" office:value-type="string" calcext:value-type="string">
            <text:p>Gibbsian line ensembles and beta-corners processes</text:p>
          </table:table-cell>
          <table:table-cell table:style-name="ce3"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2-06" calcext:value-type="date">
            <text:p>06/12/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5"/>
        </table:table-row>
        <table:table-row table:style-name="ro1">
          <table:table-cell table:style-name="ce2" office:value-type="string" calcext:value-type="string">
            <text:p>The stochastic heat equation with multiplicative Lévy noise: Existence, intermittency, and multifractality</text:p>
          </table:table-cell>
          <table:table-cell table:style-name="ce3"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2-07" calcext:value-type="date">
            <text:p>07/02/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Discrete Self-similar and some ergodic Markov chains</text:p>
          </table:table-cell>
          <table:table-cell table:style-name="ce3"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2-14" calcext:value-type="date">
            <text:p>14/02/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5"/>
        </table:table-row>
        <table:table-row table:style-name="ro1">
          <table:table-cell table:style-name="ce2" office:value-type="string" calcext:value-type="string">
            <text:p>Large deviations, persistent homology, and Brownian conductors with negative resistance</text:p>
          </table:table-cell>
          <table:table-cell table:style-name="ce3"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3" office:value-type="string" calcext:value-type="string">
            <text:p>University of Pennsylvania</text:p>
          </table:table-cell>
          <table:table-cell table:style-name="ce3" table:content-validation-name="val1" office:value-type="string" calcext:value-type="string">
            <text:p>Probability</text:p>
          </table:table-cell>
          <table:table-cell table:style-name="ce6" table:content-validation-name="val2" office:value-type="date" office:date-value="2022-02-21" calcext:value-type="date">
            <text:p>21/02/2022</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5"/>
        </table:table-row>
        <table:table-row table:style-name="ro1">
          <table:table-cell table:style-name="ce2" office:value-type="string" calcext:value-type="string">
            <text:p>The Brownian transport map</text:p>
          </table:table-cell>
          <table:table-cell table:style-name="ce3"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2-03-07" calcext:value-type="date">
            <text:p>07/03/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o'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5"/>
        </table:table-row>
        <table:table-row table:style-name="ro1">
          <table:table-cell table:style-name="ce2" office:value-type="string" calcext:value-type="string">
            <text:p>Dynamical critical 2d first-passage percolation</text:p>
          </table:table-cell>
          <table:table-cell table:style-name="ce3"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2-03-14" calcext:value-type="date">
            <text:p>14/03/2022</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5"/>
        </table:table-row>
        <table:table-row table:style-name="ro1">
          <table:table-cell table:style-name="ce2" office:value-type="string" calcext:value-type="string">
            <text:p>Scaling limits of the Laguerre unitary ensemble</text:p>
          </table:table-cell>
          <table:table-cell table:style-name="ce3"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3"/>
          <table:table-cell table:style-name="ce3" table:content-validation-name="val1" office:value-type="string" calcext:value-type="string">
            <text:p>Probability</text:p>
          </table:table-cell>
          <table:table-cell table:style-name="ce6" table:content-validation-name="val2" office:value-type="date" office:date-value="2022-03-21" calcext:value-type="date">
            <text:p>21/03/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5"/>
        </table:table-row>
        <table:table-row table:style-name="ro1">
          <table:table-cell table:style-name="ce2" office:value-type="string" calcext:value-type="string">
            <text:p>Lyapunov Exponents of Random Matrix Products and Brownian Motion on GL(n,C)</text:p>
          </table:table-cell>
          <table:table-cell table:style-name="ce3"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3-28" calcext:value-type="date">
            <text:p>28/03/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5"/>
        </table:table-row>
        <table:table-row table:style-name="ro1">
          <table:table-cell table:style-name="ce2" office:value-type="string" calcext:value-type="string">
            <text:p>Lozenge Tilings and the Gaussian Free Field on a Cylinder</text:p>
          </table:table-cell>
          <table:table-cell table:style-name="ce3"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2-04-11" calcext:value-type="date">
            <text:p>11/04/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5"/>
        </table:table-row>
        <table:table-row table:style-name="ro1">
          <table:table-cell table:style-name="ce2" office:value-type="string" calcext:value-type="string">
            <text:p>A half-space beta distributed random walk in random environment</text:p>
          </table:table-cell>
          <table:table-cell table:style-name="ce3"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3" office:value-type="string" calcext:value-type="string">
            <text:p>University of Southern California</text:p>
          </table:table-cell>
          <table:table-cell table:style-name="ce3" table:content-validation-name="val1" office:value-type="string" calcext:value-type="string">
            <text:p>Probability</text:p>
          </table:table-cell>
          <table:table-cell table:style-name="ce6" table:content-validation-name="val2" office:value-type="date" office:date-value="2022-04-18" calcext:value-type="date">
            <text:p>18/04/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5"/>
        </table:table-row>
        <table:table-row table:style-name="ro1">
          <table:table-cell table:style-name="ce2" office:value-type="string" calcext:value-type="string">
            <text:p>Structure and stability for sparse exponential random graphs</text:p>
          </table:table-cell>
          <table:table-cell table:style-name="ce3"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3" office:value-type="string" calcext:value-type="string">
            <text:p>Duk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4-25" calcext:value-type="date">
            <text:p>25/04/2022</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5"/>
        </table:table-row>
        <table:table-row table:style-name="ro1">
          <table:table-cell table:style-name="ce2" office:value-type="string" calcext:value-type="string">
            <text:p>Exponential decay of correlations in finite gauge group lattice gauge theories</text:p>
          </table:table-cell>
          <table:table-cell table:style-name="ce3"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5-02" calcext:value-type="date">
            <text:p>02/05/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5"/>
        </table:table-row>
        <table:table-row table:style-name="ro1">
          <table:table-cell table:style-name="ce2" office:value-type="string" calcext:value-type="string">
            <text:p>Exact Results for the Quantum Benjamin-Ono Equation on the Torus</text:p>
          </table:table-cell>
          <table:table-cell table:style-name="ce3"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3" office:value-type="string" calcext:value-type="string">
            <text:p>University of Massachusetts, Boston</text:p>
          </table:table-cell>
          <table:table-cell table:style-name="ce3" table:content-validation-name="val1" office:value-type="string" calcext:value-type="string">
            <text:p>Probability</text:p>
          </table:table-cell>
          <table:table-cell table:style-name="ce6" table:content-validation-name="val2" office:value-type="date" office:date-value="2022-05-09" calcext:value-type="date">
            <text:p>09/05/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5"/>
        </table:table-row>
        <table:table-row table:style-name="ro1">
          <table:table-cell table:style-name="ce2" office:value-type="string" calcext:value-type="string">
            <text:p>Strong Quantum Unique Ergodicity and its Gaussian fluctuations for Wigner matrices</text:p>
          </table:table-cell>
          <table:table-cell table:style-name="ce3"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9-12" calcext:value-type="date">
            <text:p>12/09/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5"/>
        </table:table-row>
        <table:table-row table:style-name="ro1">
          <table:table-cell table:style-name="ce2" office:value-type="string" calcext:value-type="string">
            <text:p>Surface Growth and the Six Vertex Model</text:p>
          </table:table-cell>
          <table:table-cell table:style-name="ce3" office:value-type="string" calcext:value-type="string">
            <text:p>Matthew Nicoletti</text:p>
          </table:table-cell>
          <table:table-cell table:style-name="ce3"/>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2-09-19" calcext:value-type="date">
            <text:p>19/09/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5"/>
        </table:table-row>
        <table:table-row table:style-name="ro1">
          <table:table-cell table:style-name="ce2" office:value-type="string" calcext:value-type="string">
            <text:p>Large deviations in random matrix theory and number theory</text:p>
          </table:table-cell>
          <table:table-cell table:style-name="ce3"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3" office:value-type="string" calcext:value-type="string">
            <text:p>CUNY</text:p>
          </table:table-cell>
          <table:table-cell table:style-name="ce3" table:content-validation-name="val1" office:value-type="string" calcext:value-type="string">
            <text:p>Probability</text:p>
          </table:table-cell>
          <table:table-cell table:style-name="ce6" table:content-validation-name="val2" office:value-type="date" office:date-value="2022-09-26" calcext:value-type="date">
            <text:p>26/09/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5"/>
        </table:table-row>
        <table:table-row table:style-name="ro1">
          <table:table-cell table:style-name="ce2" office:value-type="string" calcext:value-type="string">
            <text:p>Superdiffusivity and localization of continuous polymers</text:p>
          </table:table-cell>
          <table:table-cell table:style-name="ce3"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0-03" calcext:value-type="date">
            <text:p>03/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5"/>
        </table:table-row>
        <table:table-row table:style-name="ro1">
          <table:table-cell table:style-name="ce2" office:value-type="string" calcext:value-type="string">
            <text:p>Edge universality of random normal matrices generalizing to higher dimensions</text:p>
          </table:table-cell>
          <table:table-cell table:style-name="ce3"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3" office:value-type="string" calcext:value-type="string">
            <text:p>Bielefel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0-17" calcext:value-type="date">
            <text:p>17/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5"/>
        </table:table-row>
        <table:table-row table:style-name="ro1">
          <table:table-cell table:style-name="ce2" office:value-type="string" calcext:value-type="string">
            <text:p>Random growth on a random surface</text:p>
          </table:table-cell>
          <table:table-cell table:style-name="ce3"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0-24" calcext:value-type="date">
            <text:p>24/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5"/>
        </table:table-row>
        <table:table-row table:style-name="ro1">
          <table:table-cell table:style-name="ce2" office:value-type="string" calcext:value-type="string">
            <text:p>Random dimer coverings of the Aztec diamond with doubly periodic edge weights</text:p>
          </table:table-cell>
          <table:table-cell table:style-name="ce3"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2-10-31" calcext:value-type="date">
            <text:p>31/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5"/>
        </table:table-row>
        <table:table-row table:style-name="ro1">
          <table:table-cell table:style-name="ce2" office:value-type="string" calcext:value-type="string">
            <text:p>Random matrices, random groups, and universality</text:p>
          </table:table-cell>
          <table:table-cell table:style-name="ce3"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2-11-07" calcext:value-type="date">
            <text:p>07/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5"/>
        </table:table-row>
        <table:table-row table:style-name="ro1">
          <table:table-cell table:style-name="ce2" office:value-type="string" calcext:value-type="string">
            <text:p>Ballistic Annihilation</text:p>
          </table:table-cell>
          <table:table-cell table:style-name="ce3"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3" office:value-type="string" calcext:value-type="string">
            <text:p>Baruch College</text:p>
          </table:table-cell>
          <table:table-cell table:style-name="ce3" table:content-validation-name="val1" office:value-type="string" calcext:value-type="string">
            <text:p>Probability</text:p>
          </table:table-cell>
          <table:table-cell table:style-name="ce6" table:content-validation-name="val2" office:value-type="date" office:date-value="2022-11-13" calcext:value-type="date">
            <text:p>13/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5"/>
        </table:table-row>
        <table:table-row table:style-name="ro1">
          <table:table-cell table:style-name="ce2" office:value-type="string" calcext:value-type="string">
            <text:p>$C_0$-semigroups on the Weyl Chamber with examples</text:p>
          </table:table-cell>
          <table:table-cell table:style-name="ce3" office:value-type="string" calcext:value-type="string">
            <text:p>Andrew Chee</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1-21" calcext:value-type="date">
            <text:p>21/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5"/>
        </table:table-row>
        <table:table-row table:style-name="ro1">
          <table:table-cell table:style-name="ce2" office:value-type="string" calcext:value-type="string">
            <text:p>Extremal statistics of quadratic forms of GOE/GUE eigenvectors</text:p>
          </table:table-cell>
          <table:table-cell table:style-name="ce3"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1-28" calcext:value-type="date">
            <text:p>28/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5"/>
        </table:table-row>
        <table:table-row table:style-name="ro1">
          <table:table-cell table:style-name="ce2" office:value-type="string" calcext:value-type="string">
            <text:p>Efficient Mean Estimation with Pure Differential Privacy via a Sum-Of-Squares Exponential Mechanism</text:p>
          </table:table-cell>
          <table:table-cell table:style-name="ce3"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3" office:value-type="string" calcext:value-type="string">
            <text:p>University of Waterloo</text:p>
          </table:table-cell>
          <table:table-cell table:style-name="ce3" table:content-validation-name="val1" office:value-type="string" calcext:value-type="string">
            <text:p>Probability</text:p>
          </table:table-cell>
          <table:table-cell table:style-name="ce6" table:content-validation-name="val2" office:value-type="date" office:date-value="2022-12-05" calcext:value-type="date">
            <text:p>05/12/2022</text:p>
          </table:table-cell>
          <table:table-cell table:style-name="ce8" office:value-type="time" office:time-value="PT15H45M00S" calcext:value-type="time">
            <text:p>15:45</text:p>
          </table:table-cell>
          <table:table-cell table:style-name="ce3" office:value-type="string" calcext:value-type="string">
            <text:p>114 Gates Hall</text:p>
          </table:table-cell>
          <table:table-cell table:style-name="ce2"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5"/>
        </table:table-row>
        <table:table-row table:style-name="ro1">
          <table:table-cell table:style-name="ce2" office:value-type="string" calcext:value-type="string">
            <text:p>Invariant Gibbs measures for the three-dimensional cubic nonlinear wave equation</text:p>
          </table:table-cell>
          <table:table-cell table:style-name="ce3"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1-23" calcext:value-type="date">
            <text:p>23/01/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5"/>
        </table:table-row>
        <table:table-row table:style-name="ro1">
          <table:table-cell table:style-name="ce2" office:value-type="string" calcext:value-type="string">
            <text:p>Characterizing nonamenability through  stochastic domination and finitary factors</text:p>
          </table:table-cell>
          <table:table-cell table:style-name="ce3"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3" office:value-type="string" calcext:value-type="string">
            <text:p>University of Victoria</text:p>
          </table:table-cell>
          <table:table-cell table:style-name="ce3" table:content-validation-name="val1" office:value-type="string" calcext:value-type="string">
            <text:p>Probability</text:p>
          </table:table-cell>
          <table:table-cell table:style-name="ce6" table:content-validation-name="val2" office:value-type="date" office:date-value="2023-01-30" calcext:value-type="date">
            <text:p>30/01/2023</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5"/>
        </table:table-row>
        <table:table-row table:style-name="ro1">
          <table:table-cell table:style-name="ce2" office:value-type="string" calcext:value-type="string">
            <text:p>Cooperative motion in one dimension</text:p>
          </table:table-cell>
          <table:table-cell table:style-name="ce3"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3" office:value-type="string" calcext:value-type="string">
            <text:p>Utah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2-06" calcext:value-type="date">
            <text:p>06/02/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5"/>
        </table:table-row>
        <table:table-row table:style-name="ro1">
          <table:table-cell table:style-name="ce2" office:value-type="string" calcext:value-type="string">
            <text:p>Geodesics on random regular graphs and random hyperbolic surfaces</text:p>
          </table:table-cell>
          <table:table-cell table:style-name="ce3"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2-13" calcext:value-type="date">
            <text:p>13/02/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5"/>
        </table:table-row>
        <table:table-row table:style-name="ro1">
          <table:table-cell table:style-name="ce2" office:value-type="string" calcext:value-type="string">
            <text:p>Hamilton-Jacobi scaling limit of Pareto hull peeling</text:p>
          </table:table-cell>
          <table:table-cell table:style-name="ce3"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3" office:value-type="string" calcext:value-type="string">
            <text:p>Max Planck Institute</text:p>
          </table:table-cell>
          <table:table-cell table:style-name="ce3" table:content-validation-name="val1" office:value-type="string" calcext:value-type="string">
            <text:p>Probability</text:p>
          </table:table-cell>
          <table:table-cell table:style-name="ce6" table:content-validation-name="val2" office:value-type="date" office:date-value="2023-02-20" calcext:value-type="date">
            <text:p>20/02/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5"/>
        </table:table-row>
        <table:table-row table:style-name="ro1">
          <table:table-cell table:style-name="ce2" office:value-type="string" calcext:value-type="string">
            <text:p>Universality and well-posedness for a time-inhomogeneous KPZ equation</text:p>
          </table:table-cell>
          <table:table-cell table:style-name="ce3"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23-03-06" calcext:value-type="date">
            <text:p>06/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5"/>
        </table:table-row>
        <table:table-row table:style-name="ro1">
          <table:table-cell table:style-name="ce2" office:value-type="string" calcext:value-type="string">
            <text:p>The random matrix Fyodorov-Hiary-Keating conjecture.</text:p>
          </table:table-cell>
          <table:table-cell table:style-name="ce3"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3" office:value-type="string" calcext:value-type="string">
            <text:p>McGi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3-13" calcext:value-type="date">
            <text:p>13/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5"/>
        </table:table-row>
        <table:table-row table:style-name="ro1">
          <table:table-cell table:style-name="ce2" office:value-type="string" calcext:value-type="string">
            <text:p>Homogenization for the random G equation</text:p>
          </table:table-cell>
          <table:table-cell table:style-name="ce3"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23-03-20" calcext:value-type="date">
            <text:p>20/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5"/>
        </table:table-row>
        <table:table-row table:style-name="ro1">
          <table:table-cell table:style-name="ce2" office:value-type="string" calcext:value-type="string">
            <text:p>Bulk deviation lower bounds for the simple random walk</text:p>
          </table:table-cell>
          <table:table-cell table:style-name="ce3"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3-27" calcext:value-type="date">
            <text:p>27/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5"/>
        </table:table-row>
        <table:table-row table:style-name="ro1">
          <table:table-cell table:style-name="ce2" office:value-type="string" calcext:value-type="string">
            <text:p>Scaling limit of soliton lengths in a multicolor box-ball system</text:p>
          </table:table-cell>
          <table:table-cell table:style-name="ce3"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3" office:value-type="string" calcext:value-type="string">
            <text:p>University of Wisconsin, Madison</text:p>
          </table:table-cell>
          <table:table-cell table:style-name="ce3" table:content-validation-name="val1" office:value-type="string" calcext:value-type="string">
            <text:p>Probability</text:p>
          </table:table-cell>
          <table:table-cell table:style-name="ce6" table:content-validation-name="val2" office:value-type="date" office:date-value="2023-04-10" calcext:value-type="date">
            <text:p>10/04/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5"/>
        </table:table-row>
        <table:table-row table:style-name="ro1">
          <table:table-cell table:style-name="ce2" office:value-type="string" calcext:value-type="string">
            <text:p>The nonlinear stochastic heat equation in the critical dimension</text:p>
          </table:table-cell>
          <table:table-cell table:style-name="ce3"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4-17" calcext:value-type="date">
            <text:p>17/04/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5"/>
        </table:table-row>
        <table:table-row table:style-name="ro1">
          <table:table-cell table:style-name="ce2" office:value-type="string" calcext:value-type="string">
            <text:p>Cluster expansion approach in mean-field disordered models.</text:p>
          </table:table-cell>
          <table:table-cell table:style-name="ce3"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3" office:value-type="string" calcext:value-type="string">
            <text:p>University of Illinois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23-04-24" calcext:value-type="date">
            <text:p>24/04/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5"/>
        </table:table-row>
        <table:table-row table:style-name="ro1">
          <table:table-cell table:style-name="ce2" office:value-type="string" calcext:value-type="string">
            <text:p>Traces, Eigenvalues, and Eigenvectors</text:p>
          </table:table-cell>
          <table:table-cell table:style-name="ce3"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5-01" calcext:value-type="date">
            <text:p>01/05/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5"/>
        </table:table-row>
        <table:table-row table:style-name="ro1">
          <table:table-cell table:style-name="ce2" office:value-type="string" calcext:value-type="string">
            <text:p>Finding the source</text:p>
          </table:table-cell>
          <table:table-cell table:style-name="ce3"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3" office:value-type="string" calcext:value-type="string">
            <text:p>University of British Columbia</text:p>
          </table:table-cell>
          <table:table-cell table:style-name="ce3" table:content-validation-name="val1" office:value-type="string" calcext:value-type="string">
            <text:p>Probability</text:p>
          </table:table-cell>
          <table:table-cell table:style-name="ce6" table:content-validation-name="val2" office:value-type="date" office:date-value="2023-05-08" calcext:value-type="date">
            <text:p>08/05/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5"/>
        </table:table-row>
        <table:table-row table:style-name="ro1">
          <table:table-cell table:style-name="ce2" office:value-type="string" calcext:value-type="string">
            <text:p>Phase transition issue of focusing Gibbs measures for Schroedinger-wave systems</text:p>
          </table:table-cell>
          <table:table-cell table:style-name="ce3"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8-28" calcext:value-type="date">
            <text:p>28/08/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5"/>
        </table:table-row>
        <table:table-row table:style-name="ro1">
          <table:table-cell table:style-name="ce2" office:value-type="string" calcext:value-type="string">
            <text:p>Tail estimates for the stationary six vertex model and ASEP</text:p>
          </table:table-cell>
          <table:table-cell table:style-name="ce3"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9-11" calcext:value-type="date">
            <text:p>11/09/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Threshold for detecting changes in Erdős-Rényi graphs</text:p>
          </table:table-cell>
          <table:table-cell table:style-name="ce3"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3" office:value-type="string" calcext:value-type="string">
            <text:p>City College New York</text:p>
          </table:table-cell>
          <table:table-cell table:style-name="ce3" table:content-validation-name="val1" office:value-type="string" calcext:value-type="string">
            <text:p>Probability</text:p>
          </table:table-cell>
          <table:table-cell table:style-name="ce6" table:content-validation-name="val2" office:value-type="date" office:date-value="2023-09-25" calcext:value-type="date">
            <text:p>25/09/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5"/>
        </table:table-row>
        <table:table-row table:style-name="ro1">
          <table:table-cell table:style-name="ce2" office:value-type="string" calcext:value-type="string">
            <text:p>Moment Intermittency in the PAM with Asymptotically Singular Noise</text:p>
          </table:table-cell>
          <table:table-cell table:style-name="ce3"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3" office:value-type="string" calcext:value-type="string">
            <text:p>Syracus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10-02" calcext:value-type="date">
            <text:p>02/10/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5"/>
        </table:table-row>
        <table:table-row table:style-name="ro1">
          <table:table-cell table:style-name="ce2" office:value-type="string" calcext:value-type="string">
            <text:p>Heat flow, random matrices, and random polynomials</text:p>
          </table:table-cell>
          <table:table-cell table:style-name="ce3"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3" office:value-type="string" calcext:value-type="string">
            <text:p>University of Notre Dame</text:p>
          </table:table-cell>
          <table:table-cell table:style-name="ce3" table:content-validation-name="val1" office:value-type="string" calcext:value-type="string">
            <text:p>Probability</text:p>
          </table:table-cell>
          <table:table-cell table:style-name="ce6" table:content-validation-name="val2" office:value-type="date" office:date-value="2023-10-16" calcext:value-type="date">
            <text:p>16/10/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5"/>
        </table:table-row>
        <table:table-row table:style-name="ro1">
          <table:table-cell table:style-name="ce2" office:value-type="string" calcext:value-type="string">
            <text:p>Veridical Data Science Toward Trustworthy AI</text:p>
          </table:table-cell>
          <table:table-cell table:style-name="ce3"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3" office:value-type="string" calcext:value-type="string">
            <text:p>UC Berkeley</text:p>
          </table:table-cell>
          <table:table-cell table:style-name="ce3" table:content-validation-name="val1" office:value-type="string" calcext:value-type="string">
            <text:p>Probability</text:p>
          </table:table-cell>
          <table:table-cell table:style-name="ce6" table:content-validation-name="val2" office:value-type="date" office:date-value="2023-10-23" calcext:value-type="date">
            <text:p>23/10/2023</text:p>
          </table:table-cell>
          <table:table-cell table:style-name="ce8" office:value-type="time" office:time-value="PT15H45M00S" calcext:value-type="time">
            <text:p>15:45</text:p>
          </table:table-cell>
          <table:table-cell table:style-name="ce3" office:value-type="string" calcext:value-type="string">
            <text:p>Bill and Melinda Gates, 114</text:p>
          </table:table-cell>
          <table:table-cell table:style-name="ce2"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5"/>
        </table:table-row>
        <table:table-row table:style-name="ro1">
          <table:table-cell table:style-name="ce2" office:value-type="string" calcext:value-type="string">
            <text:p>Homogeneous approximations of semi-Markov models and applications to life insurance</text:p>
          </table:table-cell>
          <table:table-cell table:style-name="ce3"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10-30" calcext:value-type="date">
            <text:p>30/10/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5"/>
        </table:table-row>
        <table:table-row table:style-name="ro1">
          <table:table-cell table:style-name="ce2" office:value-type="string" calcext:value-type="string">
            <text:p>Convergence problems for singular stochastic dynamics</text:p>
          </table:table-cell>
          <table:table-cell table:style-name="ce3"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3" office:value-type="string" calcext:value-type="string">
            <text:p>EPFL (École polytechnique fédérale de Lausanne)</text:p>
          </table:table-cell>
          <table:table-cell table:style-name="ce3" table:content-validation-name="val1" office:value-type="string" calcext:value-type="string">
            <text:p>Probability</text:p>
          </table:table-cell>
          <table:table-cell table:style-name="ce6" table:content-validation-name="val2" office:value-type="date" office:date-value="2023-11-06" calcext:value-type="date">
            <text:p>06/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5"/>
        </table:table-row>
        <table:table-row table:style-name="ro1">
          <table:table-cell table:style-name="ce2" office:value-type="string" calcext:value-type="string">
            <text:p>Active Phase for the Stochastic Sandpile on $\mathbb{Z}$</text:p>
          </table:table-cell>
          <table:table-cell table:style-name="ce3"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3" office:value-type="string" calcext:value-type="string">
            <text:p>University of Delaware</text:p>
          </table:table-cell>
          <table:table-cell table:style-name="ce3" table:content-validation-name="val1" office:value-type="string" calcext:value-type="string">
            <text:p>Probability</text:p>
          </table:table-cell>
          <table:table-cell table:style-name="ce6" table:content-validation-name="val2" office:value-type="date" office:date-value="2023-11-13" calcext:value-type="date">
            <text:p>13/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5"/>
        </table:table-row>
        <table:table-row table:style-name="ro1">
          <table:table-cell table:style-name="ce2" office:value-type="string" calcext:value-type="string">
            <text:p>Stochastic dynamics and the Polchinski equation</text:p>
          </table:table-cell>
          <table:table-cell table:style-name="ce3" office:value-type="string" calcext:value-type="string">
            <text:p>Benoit Dagallier</text:p>
          </table:table-cell>
          <table:table-cell table:style-name="ce3"/>
          <table:table-cell table:style-name="ce3" office:value-type="string" calcext:value-type="string">
            <text:p>Courant Institute</text:p>
          </table:table-cell>
          <table:table-cell table:style-name="ce3" table:content-validation-name="val1" office:value-type="string" calcext:value-type="string">
            <text:p>Probability</text:p>
          </table:table-cell>
          <table:table-cell table:style-name="ce6" table:content-validation-name="val2" office:value-type="date" office:date-value="2023-11-20" calcext:value-type="date">
            <text:p>20/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5"/>
        </table:table-row>
        <table:table-row table:style-name="ro1">
          <table:table-cell table:style-name="ce2" office:value-type="string" calcext:value-type="string">
            <text:p>Dark matter might be a condensate of nonlinear quantum particles</text:p>
          </table:table-cell>
          <table:table-cell table:style-name="ce3"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23-11-27" calcext:value-type="date">
            <text:p>27/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5"/>
        </table:table-row>
        <table:table-row table:style-name="ro1">
          <table:table-cell table:style-name="ce2" office:value-type="string" calcext:value-type="string">
            <text:p>A Sobolev space theory for SPDEs with space-time non-local operators</text:p>
          </table:table-cell>
          <table:table-cell table:style-name="ce3" office:value-type="string" calcext:value-type="string">
            <text:p>Junhee Ryu</text:p>
          </table:table-cell>
          <table:table-cell table:style-name="ce3"/>
          <table:table-cell table:style-name="ce3" office:value-type="string" calcext:value-type="string">
            <text:p>Brow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12-04" calcext:value-type="date">
            <text:p>04/12/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5"/>
        </table:table-row>
        <table:table-row table:style-name="ro1">
          <table:table-cell table:style-name="ce2" office:value-type="string" calcext:value-type="string">
            <text:p>Transition State Theory for $\Phi^4_3$</text:p>
          </table:table-cell>
          <table:table-cell table:style-name="ce3" office:value-type="string" calcext:value-type="string">
            <text:p>Nikolay Barashkov</text:p>
          </table:table-cell>
          <table:table-cell table:style-name="ce3"/>
          <table:table-cell table:style-name="ce3" office:value-type="string" calcext:value-type="string">
            <text:p>Max Planck Institute</text:p>
          </table:table-cell>
          <table:table-cell table:style-name="ce3" table:content-validation-name="val1" office:value-type="string" calcext:value-type="string">
            <text:p>Probability</text:p>
          </table:table-cell>
          <table:table-cell table:style-name="ce6" table:content-validation-name="val2" office:value-type="date" office:date-value="2024-01-22" calcext:value-type="date">
            <text:p>22/0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5"/>
        </table:table-row>
        <table:table-row table:style-name="ro1">
          <table:table-cell table:style-name="ce2" office:value-type="string" calcext:value-type="string">
            <text:p>Stable-like Random Walks on Group of Polynomial Growth</text:p>
          </table:table-cell>
          <table:table-cell table:style-name="ce3" office:value-type="string" calcext:value-type="string">
            <text:p>Ruoqi Zhang</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1-29" calcext:value-type="date">
            <text:p>29/0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2" office:value-type="string" calcext:value-type="string">
            <text:p>Some rigorous results on the Lévy spin glass model</text:p>
          </table:table-cell>
          <table:table-cell table:style-name="ce3"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3" office:value-type="string" calcext:value-type="string">
            <text:p>University of Minnesota</text:p>
          </table:table-cell>
          <table:table-cell table:style-name="ce3" table:content-validation-name="val1" office:value-type="string" calcext:value-type="string">
            <text:p>Probability</text:p>
          </table:table-cell>
          <table:table-cell table:style-name="ce6" table:content-validation-name="val2" office:value-type="date" office:date-value="2024-02-05" calcext:value-type="date">
            <text:p>05/0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5"/>
        </table:table-row>
        <table:table-row table:style-name="ro1">
          <table:table-cell table:style-name="ce2" office:value-type="string" calcext:value-type="string">
            <text:p>New lower bounds for sphere packings and independence sets via randomness</text:p>
          </table:table-cell>
          <table:table-cell table:style-name="ce3"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3" office:value-type="string" calcext:value-type="string">
            <text:p>University of Illinois Chicago</text:p>
          </table:table-cell>
          <table:table-cell table:style-name="ce3" table:content-validation-name="val1" office:value-type="string" calcext:value-type="string">
            <text:p>Probability</text:p>
          </table:table-cell>
          <table:table-cell table:style-name="ce6" table:content-validation-name="val2" office:value-type="date" office:date-value="2024-02-12" calcext:value-type="date">
            <text:p>12/0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5"/>
        </table:table-row>
        <table:table-row table:style-name="ro1">
          <table:table-cell table:style-name="ce2" office:value-type="string" calcext:value-type="string">
            <text:p>Yang-Mills theory and random surfaces</text:p>
          </table:table-cell>
          <table:table-cell table:style-name="ce3" office:value-type="string" calcext:value-type="string">
            <text:p>Minjae Park</text:p>
          </table:table-cell>
          <table:table-cell table:style-name="ce3"/>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24-02-19" calcext:value-type="date">
            <text:p>19/0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5"/>
        </table:table-row>
        <table:table-row table:style-name="ro1">
          <table:table-cell table:style-name="ce2" office:value-type="string" calcext:value-type="string">
            <text:p>The coupling method for central moment bounds in exponential last-passage percolation</text:p>
          </table:table-cell>
          <table:table-cell table:style-name="ce3"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3" office:value-type="string" calcext:value-type="string">
            <text:p>University of Quebec in Montreal</text:p>
          </table:table-cell>
          <table:table-cell table:style-name="ce3" table:content-validation-name="val1" office:value-type="string" calcext:value-type="string">
            <text:p>Probability</text:p>
          </table:table-cell>
          <table:table-cell table:style-name="ce6" table:content-validation-name="val2" office:value-type="date" office:date-value="2024-03-04" calcext:value-type="date">
            <text:p>04/03/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5"/>
        </table:table-row>
        <table:table-row table:style-name="ro1">
          <table:table-cell table:style-name="ce2" office:value-type="string" calcext:value-type="string">
            <text:p>Large deviations for the volume of $k$-nearest neighbor balls</text:p>
          </table:table-cell>
          <table:table-cell table:style-name="ce3"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4-17" calcext:value-type="date">
            <text:p>17/04/2017</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5"/>
        </table:table-row>
        <table:table-row table:style-name="ro1">
          <table:table-cell table:style-name="ce2" office:value-type="string" calcext:value-type="string">
            <text:p>Two-point function of KPZ fixed point with Gaussian initial data</text:p>
          </table:table-cell>
          <table:table-cell table:style-name="ce3"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24-03-18" calcext:value-type="date">
            <text:p>18/03/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5"/>
        </table:table-row>
        <table:table-row table:style-name="ro1">
          <table:table-cell table:style-name="ce2" office:value-type="string" calcext:value-type="string">
            <text:p>Matrix displacement convexity and intrinsic dimensionality</text:p>
          </table:table-cell>
          <table:table-cell table:style-name="ce3"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3" office:value-type="string" calcext:value-type="string">
            <text:p>Brow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3-25" calcext:value-type="date">
            <text:p>25/03/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5"/>
        </table:table-row>
        <table:table-row table:style-name="ro1">
          <table:table-cell table:style-name="ce2" office:value-type="string" calcext:value-type="string">
            <text:p>Jointly invariant measures for the Kardar-Parisi-Zhang equation</text:p>
          </table:table-cell>
          <table:table-cell table:style-name="ce3"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08" calcext:value-type="date">
            <text:p>08/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5"/>
        </table:table-row>
        <table:table-row table:style-name="ro1">
          <table:table-cell table:style-name="ce2" office:value-type="string" calcext:value-type="string">
            <text:p>A spectral and algebraic algorithm: the centralizer and the fixed points, scaling and universality classes</text:p>
          </table:table-cell>
          <table:table-cell table:style-name="ce3"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15" calcext:value-type="date">
            <text:p>15/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5"/>
        </table:table-row>
        <table:table-row table:style-name="ro1">
          <table:table-cell table:style-name="ce2" office:value-type="string" calcext:value-type="string">
            <text:p>Universality in the Persistence of Random Polynomials</text:p>
          </table:table-cell>
          <table:table-cell table:style-name="ce3"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3" office:value-type="string" calcext:value-type="string">
            <text:p>Brandeis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22" calcext:value-type="date">
            <text:p>22/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5"/>
        </table:table-row>
        <table:table-row table:style-name="ro1">
          <table:table-cell table:style-name="ce2" office:value-type="string" calcext:value-type="string">
            <text:p>Groups, embeddings, and random walks</text:p>
          </table:table-cell>
          <table:table-cell table:style-name="ce3"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29" calcext:value-type="date">
            <text:p>29/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5"/>
        </table:table-row>
        <table:table-row table:style-name="ro1">
          <table:table-cell table:style-name="ce2" office:value-type="string" calcext:value-type="string">
            <text:p>Sampling from mean-field spin glass Gibbs measures and obstructions</text:p>
          </table:table-cell>
          <table:table-cell table:style-name="ce3"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8-26" calcext:value-type="date">
            <text:p>26/08/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5"/>
        </table:table-row>
        <table:table-row table:style-name="ro1">
          <table:table-cell table:style-name="ce2" office:value-type="string" calcext:value-type="string">
            <text:p>Infinite geodesics and Busemann functions in inhomogeneous exponential last passage percolation</text:p>
          </table:table-cell>
          <table:table-cell table:style-name="ce3"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9-09" calcext:value-type="date">
            <text:p>09/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5"/>
        </table:table-row>
        <table:table-row table:style-name="ro1">
          <table:table-cell table:style-name="ce2" office:value-type="string" calcext:value-type="string">
            <text:p>Algorithmic threshold for the random perceptron</text:p>
          </table:table-cell>
          <table:table-cell table:style-name="ce3"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4-09-16" calcext:value-type="date">
            <text:p>16/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5"/>
        </table:table-row>
        <table:table-row table:style-name="ro1">
          <table:table-cell table:style-name="ce2" office:value-type="string" calcext:value-type="string">
            <text:p>Novel algebraic perspectives on self-similarity</text:p>
          </table:table-cell>
          <table:table-cell table:style-name="ce3"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9-23" calcext:value-type="date">
            <text:p>23/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5"/>
        </table:table-row>
        <table:table-row table:style-name="ro1">
          <table:table-cell table:style-name="ce2" office:value-type="string" calcext:value-type="string">
            <text:p>Language models for mathematicians</text:p>
          </table:table-cell>
          <table:table-cell table:style-name="ce3"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9-30" calcext:value-type="date">
            <text:p>30/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5"/>
        </table:table-row>
        <table:table-row table:style-name="ro1">
          <table:table-cell table:style-name="ce2" office:value-type="string" calcext:value-type="string">
            <text:p>Why is nature critical?</text:p>
          </table:table-cell>
          <table:table-cell table:style-name="ce3"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3" office:value-type="string" calcext:value-type="string">
            <text:p>Baruch College</text:p>
          </table:table-cell>
          <table:table-cell table:style-name="ce3" table:content-validation-name="val1" office:value-type="string" calcext:value-type="string">
            <text:p>Probability</text:p>
          </table:table-cell>
          <table:table-cell table:style-name="ce6" table:content-validation-name="val2" office:value-type="date" office:date-value="2024-10-07" calcext:value-type="date">
            <text:p>07/10/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5"/>
        </table:table-row>
        <table:table-row table:style-name="ro1">
          <table:table-cell table:style-name="ce2" office:value-type="string" calcext:value-type="string">
            <text:p>Zigzag strategy for random matrices</text:p>
          </table:table-cell>
          <table:table-cell table:style-name="ce3"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3" office:value-type="string" calcext:value-type="string">
            <text:p>IST Austria</text:p>
          </table:table-cell>
          <table:table-cell table:style-name="ce3" table:content-validation-name="val1" office:value-type="string" calcext:value-type="string">
            <text:p>Probability</text:p>
          </table:table-cell>
          <table:table-cell table:style-name="ce6" table:content-validation-name="val2" office:value-type="date" office:date-value="2024-10-21" calcext:value-type="date">
            <text:p>21/10/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5"/>
        </table:table-row>
        <table:table-row table:style-name="ro1">
          <table:table-cell table:style-name="ce2" office:value-type="string" calcext:value-type="string">
            <text:p>Clustering of large deviations in heavy tailed moving average process</text:p>
          </table:table-cell>
          <table:table-cell table:style-name="ce3"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0-28" calcext:value-type="date">
            <text:p>28/10/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5"/>
        </table:table-row>
        <table:table-row table:style-name="ro1">
          <table:table-cell table:style-name="ce2" office:value-type="string" calcext:value-type="string">
            <text:p>Gaussian fluctuations in the infinite volume limit for the focusing $\Phi^4$ measure in 1D</text:p>
          </table:table-cell>
          <table:table-cell table:style-name="ce3" office:value-type="string" calcext:value-type="string">
            <text:p>Philippe Sosoe</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1-04" calcext:value-type="date">
            <text:p>04/1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5"/>
        </table:table-row>
        <table:table-row table:style-name="ro1">
          <table:table-cell table:style-name="ce2" office:value-type="string" calcext:value-type="string">
            <text:p>Lower bounds on Lyapunov exponents for linear PDEs driven by random velocity</text:p>
          </table:table-cell>
          <table:table-cell table:style-name="ce3"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3" office:value-type="string" calcext:value-type="string">
            <text:p>EPFL (École polytechnique fédérale de Lausanne)</text:p>
          </table:table-cell>
          <table:table-cell table:style-name="ce3" table:content-validation-name="val1" office:value-type="string" calcext:value-type="string">
            <text:p>Probability</text:p>
          </table:table-cell>
          <table:table-cell table:style-name="ce7" table:content-validation-name="val2" office:value-type="date" office:date-value="2024-11-11" calcext:value-type="date">
            <text:p>11/1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3"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5"/>
        </table:table-row>
        <table:table-row table:style-name="ro1">
          <table:table-cell table:style-name="ce2" office:value-type="string" calcext:value-type="string">
            <text:p>Darboux transformation of diffusion processes</text:p>
          </table:table-cell>
          <table:table-cell table:style-name="ce3"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3" office:value-type="string" calcext:value-type="string">
            <text:p>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1-18" calcext:value-type="date">
            <text:p>18/1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5"/>
        </table:table-row>
        <table:table-row table:style-name="ro1">
          <table:table-cell table:style-name="ce2" office:value-type="string" calcext:value-type="string">
            <text:p>Wetting and pre-wetting in (2+1)D solid-on-solid interfaces</text:p>
          </table:table-cell>
          <table:table-cell table:style-name="ce3"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3" office:value-type="string" calcext:value-type="string">
            <text:p>Northwester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2-09" calcext:value-type="date">
            <text:p>09/1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5"/>
        </table:table-row>
        <table:table-row table:style-name="ro1">
          <table:table-cell table:style-name="ce2" office:value-type="string" calcext:value-type="string">
            <text:p>Strongly Tail-Optimal Scheduling in the Light-Tailed M/G/1</text:p>
          </table:table-cell>
          <table:table-cell table:style-name="ce3"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2-03" calcext:value-type="date">
            <text:p>03/02/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5"/>
        </table:table-row>
        <table:table-row table:style-name="ro1">
          <table:table-cell table:style-name="ce2" office:value-type="string" calcext:value-type="string">
            <text:p>Heat Kernels of Schrödinger Operators on Manifolds</text:p>
          </table:table-cell>
          <table:table-cell table:style-name="ce3"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3-03" calcext:value-type="date">
            <text:p>03/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5"/>
        </table:table-row>
        <table:table-row table:style-name="ro1">
          <table:table-cell table:style-name="ce2" office:value-type="string" calcext:value-type="string">
            <text:p>Universality for Self-Organized Criticality</text:p>
          </table:table-cell>
          <table:table-cell table:style-name="ce3"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25-03-10" calcext:value-type="date">
            <text:p>10/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5"/>
        </table:table-row>
        <table:table-row table:style-name="ro1">
          <table:table-cell table:style-name="ce2" office:value-type="string" calcext:value-type="string">
            <text:p>Models of random spanning trees</text:p>
          </table:table-cell>
          <table:table-cell table:style-name="ce3"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3-17" calcext:value-type="date">
            <text:p>17/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5"/>
        </table:table-row>
        <table:table-row table:style-name="ro1">
          <table:table-cell table:style-name="ce2" office:value-type="string" calcext:value-type="string">
            <text:p>Homological percolation in a torus</text:p>
          </table:table-cell>
          <table:table-cell table:style-name="ce3"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3" office:value-type="string" calcext:value-type="string">
            <text:p>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3-24" calcext:value-type="date">
            <text:p>24/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5"/>
        </table:table-row>
        <table:table-row table:style-name="ro1">
          <table:table-cell table:style-name="ce2" office:value-type="string" calcext:value-type="string">
            <text:p>A remarkable example of stochastic processes with long-range dependence</text:p>
          </table:table-cell>
          <table:table-cell table:style-name="ce3"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3" office:value-type="string" calcext:value-type="string">
            <text:p>University of Cincinnati</text:p>
          </table:table-cell>
          <table:table-cell table:style-name="ce3" table:content-validation-name="val1" office:value-type="string" calcext:value-type="string">
            <text:p>Probability</text:p>
          </table:table-cell>
          <table:table-cell table:style-name="ce6" table:content-validation-name="val2" office:value-type="date" office:date-value="2025-04-07" calcext:value-type="date">
            <text:p>07/04/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5"/>
        </table:table-row>
        <table:table-row table:style-name="ro1">
          <table:table-cell table:style-name="ce2" office:value-type="string" calcext:value-type="string">
            <text:p>Ergodicity of the stochastic nonlinear Schrodinger equation</text:p>
          </table:table-cell>
          <table:table-cell table:style-name="ce3"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3" office:value-type="string" calcext:value-type="string">
            <text:p>University of Tennessee</text:p>
          </table:table-cell>
          <table:table-cell table:style-name="ce3" table:content-validation-name="val1" office:value-type="string" calcext:value-type="string">
            <text:p>Probability</text:p>
          </table:table-cell>
          <table:table-cell table:style-name="ce6" table:content-validation-name="val2" office:value-type="date" office:date-value="2025-04-14" calcext:value-type="date">
            <text:p>14/04/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5"/>
        </table:table-row>
        <table:table-row table:style-name="ro1">
          <table:table-cell table:style-name="ce2" office:value-type="string" calcext:value-type="string">
            <text:p>Existence of Full Replica Symmetry Breaking for the Sherrington-Kirkpatrick Model</text:p>
          </table:table-cell>
          <table:table-cell table:style-name="ce3"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25-04-21" calcext:value-type="date">
            <text:p>21/04/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5"/>
        </table:table-row>
        <table:table-row table:style-name="ro1">
          <table:table-cell table:style-name="ce2" office:value-type="string" calcext:value-type="string">
            <text:p>Continuity of asymptotic entropy on groups</text:p>
          </table:table-cell>
          <table:table-cell table:style-name="ce3"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3" office:value-type="string" calcext:value-type="string">
            <text:p>University of Münster</text:p>
          </table:table-cell>
          <table:table-cell table:style-name="ce3" table:content-validation-name="val1" office:value-type="string" calcext:value-type="string">
            <text:p>Probability</text:p>
          </table:table-cell>
          <table:table-cell table:style-name="ce6" table:content-validation-name="val2" office:value-type="date" office:date-value="2025-05-05" calcext:value-type="date">
            <text:p>05/05/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5"/>
        </table:table-row>
        <table:table-row table:style-name="ro1">
          <table:table-cell table:style-name="ce3" office:value-type="string" calcext:value-type="string">
            <text:p>The logic of floor division</text:p>
          </table:table-cell>
          <table:table-cell table:style-name="ce3"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3" office:value-type="string" calcext:value-type="string">
            <text:p>Carnegie Mell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5"/>
        </table:table-row>
        <table:table-row table:style-name="ro1">
          <table:table-cell table:style-name="ce3" office:value-type="string" calcext:value-type="string">
            <text:p>Pseudo-Maximum Likelihood Theory for High-Dimensional Rank-One Inference</text:p>
          </table:table-cell>
          <table:table-cell table:style-name="ce3"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3" office:value-type="string" calcext:value-type="string">
            <text:p>Syracus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5"/>
        </table:table-row>
        <table:table-row table:style-name="ro1">
          <table:table-cell table:style-name="ce3" office:value-type="string" calcext:value-type="string">
            <text:p>Fast relaxation of the random field Ising dynamics</text:p>
          </table:table-cell>
          <table:table-cell table:style-name="ce3"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5"/>
        </table:table-row>
        <table:table-row table:style-name="ro1">
          <table:table-cell table:style-name="ce3" office:value-type="string" calcext:value-type="string">
            <text:p>Fundamental Limits of Low-Rank Matrix Estimation: Information-Theoretic and Computational Perspectives</text:p>
          </table:table-cell>
          <table:table-cell table:style-name="ce3"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8" office:value-type="time" office:time-value="PT16H30M00S" calcext:value-type="time">
            <text:p>16:30</text:p>
          </table:table-cell>
          <table:table-cell table:style-name="ce3" office:value-type="string" calcext:value-type="string">
            <text:p>Mallot 406</text:p>
          </table:table-cell>
          <table:table-cell table:style-name="ce2"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5"/>
        </table:table-row>
        <table:table-row table:style-name="ro1">
          <table:table-cell table:style-name="ce3" office:value-type="string" calcext:value-type="string">
            <text:p>(Cancelled)</text:p>
          </table:table-cell>
          <table:table-cell table:style-name="ce3"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4" office:value-type="string" calcext:value-type="string">
            <text:p>Spectrum of Lévy-Ornstein-Uhlenbeck semigroups on $\mathbb{R}^d$</text:p>
          </table:table-cell>
          <table:table-cell table:style-name="ce3"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3" office:value-type="string" calcext:value-type="string">
            <text:p>Bingham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5"/>
        </table:table-row>
        <table:table-row table:style-name="ro1">
          <table:table-cell table:style-name="ce2" office:value-type="string" calcext:value-type="string">
            <text:p>Schrodinger bridge problem: large deviations and statistical applications</text:p>
          </table:table-cell>
          <table:table-cell table:style-name="ce3"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5"/>
        </table:table-row>
        <table:table-row table:style-name="ro1">
          <table:table-cell table:style-name="ce2" office:value-type="string" calcext:value-type="string">
            <text:p>Phase transitions for the 2D two-component Coulomb gas</text:p>
          </table:table-cell>
          <table:table-cell table:style-name="ce3"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text:p>
            <text:p/>
            <text:p>I will discuss joint work with Sylvia Serfaty which establishes these transitions rigorously. Our proof develops a new framework based on adaptive cluster expansions and electrostatic estimates.</text:p>
          </table:table-cell>
          <table:table-cell table:number-columns-repeated="1015"/>
        </table:table-row>
        <table:table-row table:style-name="ro1">
          <table:table-cell table:style-name="ce2" office:value-type="string" calcext:value-type="string">
            <text:p>Maker-Breaker percolation games on random boards</text:p>
          </table:table-cell>
          <table:table-cell table:style-name="ce3" office:value-type="string" calcext:value-type="string">
            <text:p>Victor Souza</text:p>
          </table:table-cell>
          <table:table-cell table:style-name="ce5" office:value-type="string" calcext:value-type="string">
            <text:p><text:a xlink:href="https://souza.id/" xlink:type="simple">https://souza.id/</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5"/>
        </table:table-row>
        <table:table-row table:style-name="ro1">
          <table:table-cell table:style-name="ce2" office:value-type="string" calcext:value-type="string">
            <text:p>All-something-nothing phase transition in planted subgraph recovery</text:p>
          </table:table-cell>
          <table:table-cell table:style-name="ce3"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5"/>
        </table:table-row>
        <table:table-row table:style-name="ro1">
          <table:table-cell table:style-name="ce2" office:value-type="string" calcext:value-type="string">
            <text:p>The Compensated Coupling</text:p>
          </table:table-cell>
          <table:table-cell table:style-name="ce3"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ext:p/>
            <text:p/>
          </table:table-cell>
          <table:table-cell table:number-columns-repeated="1015"/>
        </table:table-row>
        <table:table-row table:style-name="ro1">
          <table:table-cell table:style-name="ce2" office:value-type="string" calcext:value-type="string">
            <text:p>One-arm exponents of the high-dimensional Ising model</text:p>
          </table:table-cell>
          <table:table-cell table:style-name="ce3"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3" office:value-type="string" calcext:value-type="string">
            <text:p>University of Lyon &amp; 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5"/>
        </table:table-row>
        <table:table-row table:style-name="ro1">
          <table:table-cell table:style-name="ce2"/>
          <table:table-cell table:style-name="ce3"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3" office:value-type="string" calcext:value-type="string">
            <text:p>City University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3" office:value-type="string" calcext:value-type="string">
            <text:p>University of Southern California</text:p>
          </table:table-cell>
          <table:table-cell table:style-name="ce3"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3" office:value-type="string" calcext:value-type="string">
            <text:p>Carnegie Mell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office:value-type="string" calcext:value-type="string">
            <text:p>Non percolation at criticallity in three dimensions</text:p>
          </table:table-cell>
          <table:table-cell table:style-name="ce3" office:value-type="string" calcext:value-type="string">
            <text:p>Kolmogorov</text:p>
          </table:table-cell>
          <table:table-cell table:style-name="ce3"/>
          <table:table-cell table:style-name="ce3" office:value-type="string" calcext:value-type="string">
            <text:p>MSU</text:p>
          </table:table-cell>
          <table:table-cell table:style-name="ce3" table:content-validation-name="val1" office:value-type="string" calcext:value-type="string">
            <text:p>Probability</text:p>
          </table:table-cell>
          <table:table-cell table:style-name="ce6" table:content-validation-name="val2" office:value-type="date" office:date-value="2026-05-11" calcext:value-type="date">
            <text:p>11/05/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There is no percolation at $p_c(\mathbb{Z}^3)$.</text:p>
          </table:table-cell>
          <table:table-cell table:number-columns-repeated="1015"/>
        </table:table-row>
        <table:table-row table:style-name="ro2" table:number-rows-repeated="1048317">
          <table:table-cell table:number-columns-repeated="1024"/>
        </table:table-row>
        <table:table-row table:style-name="ro2">
          <table:table-cell table:number-columns-repeated="1024"/>
        </table:table-row>
      </table:table>
      <table:named-expressions/>
      <table:database-ranges>
        <table:database-range table:name="Seminars" table:target-range-address="Probability.A1:Probability.I25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obability" style:display-name="PageStyle_Probabilit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85" meta:object-count="0"/>
    <meta:generator>LibreOfficeDev/6.0.5.2$Linux_X86_64 LibreOffice_project/</meta:generator>
  </office:meta>
</office:document-meta>
</file>